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Default">
      <style:paragraph-properties fo:margin-left="0in" fo:margin-right="0in" fo:margin-top="0in" fo:margin-bottom="0.2165in" loext:contextual-spacing="false" fo:line-height="100%" fo:text-align="start" style:justify-single-word="false" fo:text-indent="0in" style:auto-text-indent="false" style:writing-mode="lr-tb">
        <style:tab-stops/>
      </style:paragraph-properties>
      <style:text-properties officeooo:paragraph-rsid="0010bf6a"/>
    </style:style>
    <style:style style:name="P2" style:family="paragraph" style:parent-style-name="Default">
      <style:paragraph-properties fo:margin-left="0in" fo:margin-right="0in" fo:margin-top="0in" fo:margin-bottom="0.2165in" loext:contextual-spacing="false" fo:line-height="100%" fo:text-align="start" style:justify-single-word="false" fo:text-indent="0in" style:auto-text-indent="false" style:writing-mode="lr-tb">
        <style:tab-stops/>
      </style:paragraph-properties>
      <style:text-properties officeooo:paragraph-rsid="00144883"/>
    </style:style>
    <style:style style:name="P3" style:family="paragraph" style:parent-style-name="Default">
      <style:paragraph-properties fo:margin-left="0in" fo:margin-right="0in" fo:margin-top="0in" fo:margin-bottom="0.2165in" loext:contextual-spacing="false" fo:line-height="100%" fo:text-align="start" style:justify-single-word="false" fo:text-indent="0in" style:auto-text-indent="false" style:writing-mode="lr-tb">
        <style:tab-stops/>
      </style:paragraph-properties>
      <style:text-properties fo:language="cs" fo:country="CZ" fo:font-weight="bold" officeooo:rsid="000d33e2" officeooo:paragraph-rsid="000d33e2" style:font-weight-asian="bold" style:font-weight-complex="bold"/>
    </style:style>
    <style:style style:name="P4" style:family="paragraph" style:parent-style-name="Default">
      <style:paragraph-properties fo:margin-left="0in" fo:margin-right="0in" fo:margin-top="0in" fo:margin-bottom="0.2165in" loext:contextual-spacing="false" fo:line-height="100%" fo:text-align="start" style:justify-single-word="false" fo:text-indent="0in" style:auto-text-indent="false" style:writing-mode="lr-tb">
        <style:tab-stops/>
      </style:paragraph-properties>
      <style:text-properties fo:language="cs" fo:country="CZ" officeooo:paragraph-rsid="000d33e2"/>
    </style:style>
    <style:style style:name="P5" style:family="paragraph" style:parent-style-name="Standard">
      <style:paragraph-properties fo:margin-left="0in" fo:margin-right="0in" fo:margin-top="0in" fo:margin-bottom="0.2165in" loext:contextual-spacing="false" fo:line-height="100%" fo:text-align="start" style:justify-single-word="false" fo:text-indent="0in" style:auto-text-indent="false" style:writing-mode="lr-tb">
        <style:tab-stops/>
      </style:paragraph-properties>
      <style:text-properties officeooo:paragraph-rsid="00144883"/>
    </style:style>
    <style:style style:name="P6" style:family="paragraph" style:parent-style-name="Default" style:master-page-name="">
      <style:paragraph-properties fo:margin-left="0in" fo:margin-right="0in" fo:margin-top="0in" fo:margin-bottom="0.2165in" loext:contextual-spacing="false" fo:line-height="100%" fo:text-align="start" style:justify-single-word="false" fo:text-indent="0in" style:auto-text-indent="false" style:page-number="auto" style:writing-mode="lr-tb">
        <style:tab-stops/>
      </style:paragraph-properties>
      <style:text-properties fo:color="#000000" style:font-name="Times New Roman" fo:font-size="12pt" fo:language="cs" fo:country="CZ" fo:font-style="normal" fo:font-weight="bold" officeooo:rsid="000d33e2" officeooo:paragraph-rsid="000d33e2" style:font-size-asian="12pt" style:font-style-asian="normal" style:font-weight-asian="bold" style:font-weight-complex="bold"/>
    </style:style>
    <style:style style:name="P7" style:family="paragraph" style:parent-style-name="Default">
      <style:paragraph-properties fo:margin-left="0in" fo:margin-right="0in" fo:margin-top="0in" fo:margin-bottom="0.2165in" loext:contextual-spacing="false" fo:line-height="100%" fo:text-align="start" style:justify-single-word="false" fo:text-indent="0in" style:auto-text-indent="false" style:writing-mode="lr-tb">
        <style:tab-stops/>
      </style:paragraph-properties>
      <style:text-properties fo:color="#000000" style:font-name="Times New Roman" fo:font-size="12pt" fo:language="cs" fo:country="CZ" fo:font-style="normal" fo:font-weight="bold" officeooo:rsid="000d33e2" officeooo:paragraph-rsid="000d33e2" style:font-size-asian="12pt" style:font-style-asian="normal" style:font-weight-asian="bold" style:font-weight-complex="bold"/>
    </style:style>
    <style:style style:name="P8" style:family="paragraph" style:parent-style-name="Default">
      <style:paragraph-properties fo:margin-left="0in" fo:margin-right="0in" fo:margin-top="0in" fo:margin-bottom="0.2165in" loext:contextual-spacing="false" fo:line-height="100%" fo:text-align="start" style:justify-single-word="false" fo:text-indent="0in" style:auto-text-indent="false" style:writing-mode="lr-tb">
        <style:tab-stops/>
      </style:paragraph-properties>
      <style:text-properties fo:color="#000000" style:font-name="Times New Roman" fo:font-size="12pt" fo:font-style="normal" fo:font-weight="normal" officeooo:paragraph-rsid="0010bf6a" style:font-size-asian="12pt" style:font-style-asian="normal" style:font-weight-asian="normal"/>
    </style:style>
    <style:style style:name="P9" style:family="paragraph" style:parent-style-name="Default">
      <style:paragraph-properties fo:margin-left="0in" fo:margin-right="0in" fo:margin-top="0in" fo:margin-bottom="0.2165in" loext:contextual-spacing="false" fo:line-height="100%" fo:text-align="start" style:justify-single-word="false" fo:text-indent="0in" style:auto-text-indent="false" style:writing-mode="lr-tb">
        <style:tab-stops/>
      </style:paragraph-properties>
      <style:text-properties fo:color="#000000" style:font-name="Times New Roman" fo:font-size="12pt" fo:font-style="normal" fo:font-weight="normal" officeooo:paragraph-rsid="00144883" style:font-size-asian="12pt" style:font-style-asian="normal" style:font-weight-asian="normal"/>
    </style:style>
    <style:style style:name="P10" style:family="paragraph" style:parent-style-name="Standard">
      <style:paragraph-properties fo:margin-left="0in" fo:margin-right="0in" fo:margin-top="0in" fo:margin-bottom="0.2165in" loext:contextual-spacing="false" fo:line-height="100%" fo:text-align="start" style:justify-single-word="false" fo:text-indent="0in" style:auto-text-indent="false" style:writing-mode="lr-tb">
        <style:tab-stops/>
      </style:paragraph-properties>
      <style:text-properties fo:color="#000000" style:font-name="Times New Roman" fo:font-size="12pt" fo:language="cs" fo:country="CZ" officeooo:rsid="0010bf6a" officeooo:paragraph-rsid="0010bf6a" style:font-size-asian="12pt"/>
    </style:style>
    <style:style style:name="P11" style:family="paragraph" style:parent-style-name="Standard">
      <style:paragraph-properties fo:margin-left="0in" fo:margin-right="0in" fo:margin-top="0in" fo:margin-bottom="0.2165in" loext:contextual-spacing="false" fo:line-height="100%" fo:text-align="start" style:justify-single-word="false" fo:text-indent="0in" style:auto-text-indent="false" style:writing-mode="lr-tb">
        <style:tab-stops/>
      </style:paragraph-properties>
      <style:text-properties fo:color="#000000" style:font-name="Times New Roman" fo:font-size="12pt" officeooo:rsid="00144883" officeooo:paragraph-rsid="00144883" style:font-size-asian="12pt"/>
    </style:style>
    <style:style style:name="P12" style:family="paragraph" style:parent-style-name="Standard">
      <style:paragraph-properties fo:margin-left="0in" fo:margin-right="0in" fo:margin-top="0in" fo:margin-bottom="0.2165in" loext:contextual-spacing="false" fo:line-height="100%" fo:text-align="start" style:justify-single-word="false" fo:text-indent="0in" style:auto-text-indent="false" style:writing-mode="lr-tb">
        <style:tab-stops/>
      </style:paragraph-properties>
      <style:text-properties fo:color="#000000" style:font-name="Times New Roman" fo:font-size="12pt" fo:font-style="normal" fo:font-weight="normal" officeooo:paragraph-rsid="00144883" style:font-size-asian="12pt" style:font-style-asian="normal" style:font-weight-asian="normal" style:font-style-complex="normal"/>
    </style:style>
    <style:style style:name="P13" style:family="paragraph" style:parent-style-name="Standard">
      <style:paragraph-properties fo:margin-left="0in" fo:margin-right="0in" fo:margin-top="0in" fo:margin-bottom="0.2165in" loext:contextual-spacing="false" fo:line-height="100%" fo:text-align="start" style:justify-single-word="false" fo:text-indent="0in" style:auto-text-indent="false" style:writing-mode="lr-tb">
        <style:tab-stops/>
      </style:paragraph-properties>
      <style:text-properties fo:color="#000000" style:font-name="Times New Roman" fo:font-size="12pt" fo:font-style="normal" fo:font-weight="normal" officeooo:paragraph-rsid="0035ce46" style:font-size-asian="12pt" style:font-style-asian="normal" style:font-weight-asian="normal" style:font-style-complex="normal"/>
    </style:style>
    <style:style style:name="P14" style:family="paragraph" style:parent-style-name="Standard">
      <style:paragraph-properties fo:margin-left="0in" fo:margin-right="0in" fo:margin-top="0in" fo:margin-bottom="0.2165in" loext:contextual-spacing="false" fo:line-height="100%" fo:text-align="start" style:justify-single-word="false" fo:text-indent="0in" style:auto-text-indent="false" style:writing-mode="lr-tb">
        <style:tab-stops/>
      </style:paragraph-properties>
      <style:text-properties fo:color="#000000" style:font-name="Times New Roman" fo:font-size="12pt" fo:font-style="normal" fo:font-weight="normal" officeooo:paragraph-rsid="00bc0e15" style:font-size-asian="12pt" style:font-style-asian="normal" style:font-weight-asian="normal" style:font-style-complex="normal"/>
    </style:style>
    <style:style style:name="P15" style:family="paragraph" style:parent-style-name="Standard">
      <style:paragraph-properties fo:margin-left="0in" fo:margin-right="0in" fo:margin-top="0in" fo:margin-bottom="0.2165in" loext:contextual-spacing="false" fo:line-height="100%" fo:text-align="start" style:justify-single-word="false" fo:text-indent="0in" style:auto-text-indent="false" style:writing-mode="lr-tb">
        <style:tab-stops/>
      </style:paragraph-properties>
      <style:text-properties fo:color="#000000" style:font-name="Times New Roman" fo:font-size="12pt" fo:font-style="normal" officeooo:paragraph-rsid="00144883" style:font-size-asian="12pt" style:font-style-asian="normal" style:font-style-complex="normal"/>
    </style:style>
    <style:style style:name="P16" style:family="paragraph" style:parent-style-name="Standard">
      <style:paragraph-properties fo:margin-left="0in" fo:margin-right="0in" fo:margin-top="0in" fo:margin-bottom="0.2165in" loext:contextual-spacing="false" fo:line-height="100%" fo:text-align="start" style:justify-single-word="false" fo:text-indent="0in" style:auto-text-indent="false" style:writing-mode="lr-tb">
        <style:tab-stops/>
      </style:paragraph-properties>
      <style:text-properties fo:color="#000000" style:font-name="Times New Roman" fo:font-size="12pt" fo:font-style="normal" officeooo:paragraph-rsid="00208bf5" style:font-size-asian="12pt" style:font-style-asian="normal" style:font-style-complex="normal"/>
    </style:style>
    <style:style style:name="P17" style:family="paragraph" style:parent-style-name="Standard">
      <style:paragraph-properties fo:margin-left="0in" fo:margin-right="0in" fo:margin-top="0in" fo:margin-bottom="0.2165in" loext:contextual-spacing="false" fo:line-height="100%" fo:text-align="start" style:justify-single-word="false" fo:text-indent="0in" style:auto-text-indent="false" style:writing-mode="lr-tb">
        <style:tab-stops/>
      </style:paragraph-properties>
      <style:text-properties fo:color="#000000" style:font-name="Times New Roman" fo:font-size="12pt" fo:font-style="normal" officeooo:paragraph-rsid="0023add9" style:font-size-asian="12pt" style:font-style-asian="normal" style:font-style-complex="normal"/>
    </style:style>
    <style:style style:name="P18" style:family="paragraph" style:parent-style-name="Standard">
      <style:paragraph-properties fo:margin-left="0in" fo:margin-right="0in" fo:margin-top="0in" fo:margin-bottom="0.2165in" loext:contextual-spacing="false" fo:line-height="100%" fo:text-align="start" style:justify-single-word="false" fo:text-indent="0in" style:auto-text-indent="false" style:writing-mode="lr-tb">
        <style:tab-stops/>
      </style:paragraph-properties>
      <style:text-properties fo:color="#000000" style:font-name="Times New Roman" fo:font-size="12pt" fo:font-style="normal" officeooo:paragraph-rsid="008e1e1f" style:font-size-asian="12pt" style:font-style-asian="normal" style:font-style-complex="normal"/>
    </style:style>
    <style:style style:name="P19" style:family="paragraph" style:parent-style-name="Standard">
      <style:paragraph-properties fo:margin-left="0in" fo:margin-right="0in" fo:margin-top="0in" fo:margin-bottom="0.2165in" loext:contextual-spacing="false" fo:line-height="100%" fo:text-align="start" style:justify-single-word="false" fo:text-indent="0in" style:auto-text-indent="false" style:writing-mode="lr-tb">
        <style:tab-stops/>
      </style:paragraph-properties>
      <style:text-properties fo:color="#000000" style:font-name="Times New Roman" fo:font-size="12pt" fo:font-style="normal" officeooo:paragraph-rsid="00b04575" style:font-size-asian="12pt" style:font-style-asian="normal" style:font-style-complex="normal"/>
    </style:style>
    <style:style style:name="P20" style:family="paragraph" style:parent-style-name="Standard">
      <style:paragraph-properties fo:margin-left="0in" fo:margin-right="0in" fo:margin-top="0in" fo:margin-bottom="0.2165in" loext:contextual-spacing="false" fo:line-height="100%" fo:text-align="start" style:justify-single-word="false" fo:text-indent="0in" style:auto-text-indent="false" style:writing-mode="lr-tb">
        <style:tab-stops/>
      </style:paragraph-properties>
      <style:text-properties fo:color="#000000" style:font-name="Times New Roman" fo:font-size="12pt" fo:font-style="normal" officeooo:paragraph-rsid="00c91b6f" style:font-size-asian="12pt" style:font-style-asian="normal" style:font-style-complex="normal"/>
    </style:style>
    <style:style style:name="P21" style:family="paragraph" style:parent-style-name="Standard">
      <style:paragraph-properties fo:margin-left="0in" fo:margin-right="0in" fo:margin-top="0in" fo:margin-bottom="0.2165in" loext:contextual-spacing="false" fo:line-height="100%" fo:text-align="start" style:justify-single-word="false" fo:text-indent="0in" style:auto-text-indent="false" style:writing-mode="lr-tb">
        <style:tab-stops/>
      </style:paragraph-properties>
      <style:text-properties fo:color="#000000" style:font-name="Times New Roman" fo:font-size="12pt" fo:font-style="normal" officeooo:paragraph-rsid="00144883" style:font-size-asian="12pt" style:font-style-asian="normal"/>
    </style:style>
    <style:style style:name="P22" style:family="paragraph" style:parent-style-name="Standard">
      <style:paragraph-properties fo:margin-left="0in" fo:margin-right="0in" fo:margin-top="0in" fo:margin-bottom="0.2165in" loext:contextual-spacing="false" fo:line-height="100%" fo:text-align="start" style:justify-single-word="false" fo:text-indent="0in" style:auto-text-indent="false" style:writing-mode="lr-tb">
        <style:tab-stops/>
      </style:paragraph-properties>
      <style:text-properties fo:color="#000000" style:font-name="Times New Roman" fo:font-size="12pt" fo:font-style="normal" officeooo:paragraph-rsid="00144883" fo:background-color="#ffff00" style:font-size-asian="12pt" style:font-style-asian="normal" style:font-style-complex="normal"/>
    </style:style>
    <style:style style:name="P23" style:family="paragraph" style:parent-style-name="Standard">
      <style:paragraph-properties fo:margin-left="0in" fo:margin-right="0in" fo:margin-top="0in" fo:margin-bottom="0.2165in" loext:contextual-spacing="false" fo:line-height="100%" fo:text-align="start" style:justify-single-word="false" fo:text-indent="0in" style:auto-text-indent="false" style:writing-mode="lr-tb">
        <style:tab-stops/>
      </style:paragraph-properties>
      <style:text-properties fo:color="#000000" style:font-name="Times New Roman" fo:font-size="12pt" fo:font-style="normal" fo:font-weight="bold" officeooo:paragraph-rsid="00144883" style:font-size-asian="12pt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margin-left="0in" fo:margin-right="0in" fo:margin-top="0in" fo:margin-bottom="0.2165in" loext:contextual-spacing="false" fo:line-height="100%" fo:text-align="start" style:justify-single-word="false" fo:text-indent="0in" style:auto-text-indent="false" style:writing-mode="lr-tb">
        <style:tab-stops/>
      </style:paragraph-properties>
      <style:text-properties fo:color="#000000" style:font-name="Times New Roman" fo:font-size="12pt" fo:font-style="normal" fo:font-weight="bold" officeooo:paragraph-rsid="008e1e1f" style:font-size-asian="12pt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margin-left="0in" fo:margin-right="0in" fo:margin-top="0in" fo:margin-bottom="0.2165in" loext:contextual-spacing="false" fo:line-height="100%" fo:text-align="start" style:justify-single-word="false" fo:text-indent="0in" style:auto-text-indent="false" style:writing-mode="lr-tb">
        <style:tab-stops/>
      </style:paragraph-properties>
      <style:text-properties fo:color="#000000" style:font-name="Times New Roman" fo:font-size="12pt" fo:font-style="normal" fo:font-weight="bold" officeooo:paragraph-rsid="00cb39f1" style:font-size-asian="12pt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margin-left="0in" fo:margin-right="0in" fo:margin-top="0in" fo:margin-bottom="0.2165in" loext:contextual-spacing="false" fo:line-height="100%" fo:text-align="start" style:justify-single-word="false" fo:text-indent="0in" style:auto-text-indent="false" style:writing-mode="lr-tb">
        <style:tab-stops/>
      </style:paragraph-properties>
      <style:text-properties officeooo:paragraph-rsid="00144883"/>
    </style:style>
    <style:style style:name="P27" style:family="paragraph" style:parent-style-name="Standard">
      <style:paragraph-properties fo:margin-left="0in" fo:margin-right="0in" fo:margin-top="0in" fo:margin-bottom="0.2165in" loext:contextual-spacing="false" fo:line-height="100%" fo:text-align="start" style:justify-single-word="false" fo:text-indent="0in" style:auto-text-indent="false" fo:break-before="page" style:writing-mode="lr-tb">
        <style:tab-stops/>
      </style:paragraph-properties>
      <style:text-properties fo:color="#000000" style:font-name="Times New Roman" fo:font-size="12pt" fo:font-style="normal" officeooo:paragraph-rsid="00144883" style:font-size-asian="12pt" style:font-style-asian="normal" style:font-style-complex="normal"/>
    </style:style>
    <style:style style:name="P28" style:family="paragraph" style:parent-style-name="Standard">
      <style:paragraph-properties fo:margin-left="0in" fo:margin-right="0in" fo:margin-top="0in" fo:margin-bottom="0.2165in" loext:contextual-spacing="false" fo:line-height="100%" fo:text-align="start" style:justify-single-word="false" fo:text-indent="0in" style:auto-text-indent="false" fo:break-before="page" style:writing-mode="lr-tb">
        <style:tab-stops/>
      </style:paragraph-properties>
      <style:text-properties fo:color="#000000" style:font-name="Times New Roman" fo:font-size="12pt" fo:font-style="normal" fo:font-weight="bold" officeooo:paragraph-rsid="00144883" style:font-size-asian="12pt" style:font-style-asian="normal" style:font-weight-asian="bold" style:font-style-complex="normal"/>
    </style:style>
    <style:style style:name="T1" style:family="text">
      <style:text-properties fo:color="#000000" style:font-name="Times New Roman" fo:font-size="12pt" fo:font-style="normal" fo:font-weight="normal" style:font-size-asian="12pt" style:font-style-asian="normal" style:font-weight-asian="normal"/>
    </style:style>
    <style:style style:name="T2" style:family="text">
      <style:text-properties fo:color="#000000" style:font-name="Times New Roman" fo:font-size="12pt" fo:font-style="normal" fo:font-weight="normal" officeooo:rsid="000d33e2" style:font-size-asian="12pt" style:font-style-asian="normal" style:font-weight-asian="normal" style:font-weight-complex="bold"/>
    </style:style>
    <style:style style:name="T3" style:family="text">
      <style:text-properties fo:color="#000000" style:font-name="Times New Roman" fo:font-size="12pt" fo:font-style="normal" fo:font-weight="normal" officeooo:rsid="0012a0da" style:font-size-asian="12pt" style:font-style-asian="normal" style:font-weight-asian="normal"/>
    </style:style>
    <style:style style:name="T4" style:family="text">
      <style:text-properties fo:color="#000000" style:font-name="Times New Roman" fo:font-size="12pt" fo:font-style="normal" fo:font-weight="normal" officeooo:rsid="00153e82" style:font-size-asian="12pt" style:font-style-asian="normal" style:font-weight-asian="normal"/>
    </style:style>
    <style:style style:name="T5" style:family="text">
      <style:text-properties fo:color="#000000" style:font-name="Times New Roman" fo:font-size="12pt" fo:font-style="normal" fo:font-weight="normal" style:font-size-asian="12pt" style:font-style-asian="normal" style:font-weight-asian="normal" style:font-style-complex="normal"/>
    </style:style>
    <style:style style:name="T6" style:family="text">
      <style:text-properties fo:color="#000000" style:font-name="Times New Roman" fo:font-size="12pt" fo:font-style="normal" fo:font-weight="bold" style:font-size-asian="12pt" style:font-style-asian="normal" style:font-weight-asian="bold" style:font-style-complex="normal" style:font-weight-complex="bold"/>
    </style:style>
    <style:style style:name="T7" style:family="text">
      <style:text-properties fo:color="#000000" style:font-name="Times New Roman" fo:font-size="12pt" fo:font-style="normal" fo:font-weight="bold" style:font-size-asian="12pt" style:font-style-asian="normal" style:font-weight-asian="bold" style:font-weight-complex="bold"/>
    </style:style>
    <style:style style:name="T8" style:family="text">
      <style:text-properties fo:color="#000000" style:font-name="Times New Roman" fo:font-size="12pt" fo:font-style="normal" fo:font-weight="bold" officeooo:rsid="000d33e2" style:font-size-asian="12pt" style:font-style-asian="normal" style:font-weight-asian="bold" style:font-weight-complex="bold"/>
    </style:style>
    <style:style style:name="T9" style:family="text">
      <style:text-properties fo:color="#000000" style:font-name="Times New Roman" fo:font-size="12pt" fo:font-style="normal" fo:font-weight="bold" officeooo:rsid="00153e82" style:font-size-asian="12pt" style:font-style-asian="normal" style:font-weight-asian="bold" style:font-weight-complex="bold"/>
    </style:style>
    <style:style style:name="T10" style:family="text">
      <style:text-properties fo:color="#000000" style:font-name="Times New Roman" fo:font-size="12pt" fo:font-weight="bold" style:font-size-asian="12pt" style:font-weight-asian="bold" style:font-weight-complex="bold"/>
    </style:style>
    <style:style style:name="T11" style:family="text">
      <style:text-properties fo:color="#000000" style:font-name="Times New Roman" fo:font-size="12pt" fo:font-weight="bold" officeooo:rsid="000d33e2" style:font-size-asian="12pt" style:font-weight-asian="bold" style:font-weight-complex="bold"/>
    </style:style>
    <style:style style:name="T12" style:family="text">
      <style:text-properties fo:color="#000000" style:font-name="Times New Roman" fo:font-size="12pt" fo:font-weight="bold" officeooo:rsid="00144883" style:font-size-asian="12pt" style:font-weight-asian="bold" style:font-weight-complex="bold"/>
    </style:style>
    <style:style style:name="T13" style:family="text">
      <style:text-properties fo:color="#000000" style:font-name="Times New Roman" fo:font-size="12pt" style:font-size-asian="12pt"/>
    </style:style>
    <style:style style:name="T14" style:family="text">
      <style:text-properties fo:color="#000000" style:font-name="Times New Roman" fo:font-size="12pt" officeooo:rsid="00144883" style:font-size-asian="12pt"/>
    </style:style>
    <style:style style:name="T15" style:family="text">
      <style:text-properties fo:color="#000000" style:font-name="Times New Roman" fo:font-size="12pt" fo:font-style="italic" style:font-size-asian="12pt" style:font-style-asian="italic"/>
    </style:style>
    <style:style style:name="T16" style:family="text">
      <style:text-properties fo:color="#000000" style:font-name="Times New Roman" fo:font-size="12pt" fo:font-style="italic" fo:font-weight="normal" style:font-size-asian="12pt" style:font-style-asian="italic" style:font-weight-asian="normal"/>
    </style:style>
    <style:style style:name="T17" style:family="text">
      <style:text-properties fo:color="#000000" style:font-name="Times New Roman" fo:font-size="12pt" fo:font-style="italic" fo:font-weight="normal" officeooo:rsid="000d33e2" style:font-size-asian="12pt" style:font-style-asian="italic" style:font-weight-asian="normal" style:font-weight-complex="normal"/>
    </style:style>
    <style:style style:name="T18" style:family="text">
      <style:text-properties fo:color="#000000" style:font-name="Times New Roman" fo:font-size="12pt" fo:font-style="italic" fo:font-weight="bold" style:font-size-asian="12pt" style:font-style-asian="italic" style:font-weight-asian="bold" style:font-weight-complex="bold"/>
    </style:style>
    <style:style style:name="T19" style:family="text">
      <style:text-properties fo:color="#000000" style:font-name="Times New Roman" fo:font-size="12pt" fo:font-style="italic" fo:font-weight="bold" officeooo:rsid="000d33e2" style:font-size-asian="12pt" style:font-style-asian="italic" style:font-weight-asian="bold" style:font-weight-complex="bold"/>
    </style:style>
    <style:style style:name="T20" style:family="text">
      <style:text-properties fo:color="#000000" style:font-name="Times New Roman" fo:font-size="12pt" fo:language="cs" fo:country="CZ" fo:font-style="normal" fo:font-weight="normal" officeooo:rsid="0010bf6a" style:font-size-asian="12pt" style:font-style-asian="normal" style:font-weight-asian="normal"/>
    </style:style>
    <style:style style:name="T21" style:family="text">
      <style:text-properties fo:color="#000000" style:font-name="Times New Roman" fo:font-size="12pt" fo:language="cs" fo:country="CZ" fo:font-style="italic" officeooo:rsid="0010bf6a" style:font-size-asian="12pt" style:font-style-asian="italic"/>
    </style:style>
    <style:style style:name="T22" style:family="text">
      <style:text-properties fo:color="#000000" style:font-name="Times New Roman" fo:font-size="12pt" fo:language="cs" fo:country="CZ" fo:font-style="italic" fo:font-weight="bold" officeooo:rsid="0010bf6a" style:font-size-asian="12pt" style:font-style-asian="italic" style:font-weight-asian="bold" style:font-weight-complex="bold"/>
    </style:style>
    <style:style style:name="T23" style:family="text">
      <style:text-properties fo:color="#000000" style:font-name="Times New Roman" fo:font-size="12pt" fo:language="cs" fo:country="CZ" officeooo:rsid="0010bf6a" style:font-size-asian="12pt"/>
    </style:style>
    <style:style style:name="T24" style:family="text">
      <style:text-properties fo:color="#000000" style:font-name="Times New Roman" fo:font-size="12pt" fo:language="cs" fo:country="CZ" fo:font-weight="bold" officeooo:rsid="0010bf6a" style:font-size-asian="12pt" style:font-weight-asian="bold" style:font-weight-complex="bold"/>
    </style:style>
    <style:style style:name="T25" style:family="text">
      <style:text-properties fo:color="#000000" style:font-name="Times New Roman" fo:font-size="12pt" fo:font-weight="normal" style:font-size-asian="12pt" style:font-weight-asian="normal" style:font-weight-complex="normal"/>
    </style:style>
    <style:style style:name="T26" style:family="text">
      <style:text-properties fo:color="#000000" style:font-name="Times New Roman" fo:font-size="12pt" fo:font-weight="normal" officeooo:rsid="000d33e2" style:font-size-asian="12pt" style:font-weight-asian="normal" style:font-weight-complex="normal"/>
    </style:style>
    <style:style style:name="T27" style:family="text">
      <style:text-properties fo:color="#000000" style:text-position="sub 58%" style:font-name="Times New Roman" fo:font-size="12pt" fo:font-style="italic" fo:font-weight="bold" officeooo:rsid="00153e82" style:font-size-asian="12pt" style:font-style-asian="italic" style:font-weight-asian="bold" style:font-weight-complex="bold"/>
    </style:style>
    <style:style style:name="T28" style:family="text">
      <style:text-properties fo:color="#000000" style:text-position="sub 58%" style:font-name="Times New Roman" fo:font-size="12pt" fo:font-style="italic" fo:font-weight="bold" officeooo:rsid="00a721fe" style:font-size-asian="12pt" style:font-style-asian="italic" style:font-weight-asian="bold" style:font-weight-complex="bold"/>
    </style:style>
    <style:style style:name="T29" style:family="text">
      <style:text-properties fo:color="#000000" style:text-position="sub 58%" style:font-name="Times New Roman" fo:font-size="12pt" fo:font-style="normal" fo:font-weight="bold" style:font-size-asian="12pt" style:font-style-asian="normal" style:font-weight-asian="bold" style:font-style-complex="normal" style:font-weight-complex="bold"/>
    </style:style>
    <style:style style:name="T30" style:family="text">
      <style:text-properties fo:color="#000000" style:text-position="sub 58%" style:font-name="Times New Roman" fo:font-size="12pt" fo:font-style="normal" fo:font-weight="bold" officeooo:rsid="0047a53b" style:font-size-asian="12pt" style:font-style-asian="normal" style:font-weight-asian="bold" style:font-style-complex="normal" style:font-weight-complex="bold"/>
    </style:style>
    <style:style style:name="T31" style:family="text">
      <style:text-properties fo:color="#000000" style:text-position="0% 100%" style:font-name="Times New Roman" fo:font-size="12pt" fo:font-style="italic" officeooo:rsid="00153e82" style:font-size-asian="12pt" style:font-style-asian="italic"/>
    </style:style>
    <style:style style:name="T32" style:family="text">
      <style:text-properties fo:color="#000000" style:text-position="0% 100%" style:font-name="Times New Roman" fo:font-size="12pt" fo:font-style="normal" fo:font-weight="normal" officeooo:rsid="00153e82" style:font-size-asian="12pt" style:font-style-asian="normal" style:font-weight-asian="normal"/>
    </style:style>
    <style:style style:name="T33" style:family="text">
      <style:text-properties style:text-position="sub 58%"/>
    </style:style>
    <style:style style:name="T34" style:family="text">
      <style:text-properties style:text-position="sub 58%" fo:font-weight="bold" style:font-weight-asian="bold" style:font-weight-complex="bold"/>
    </style:style>
    <style:style style:name="T35" style:family="text">
      <style:text-properties style:text-position="sub 58%" fo:font-weight="bold" officeooo:rsid="0034a2fe" style:font-weight-asian="bold" style:font-weight-complex="bold"/>
    </style:style>
    <style:style style:name="T36" style:family="text">
      <style:text-properties style:text-position="sub 58%" fo:font-weight="bold" officeooo:rsid="0033c44f" style:font-weight-asian="bold" style:font-weight-complex="bold"/>
    </style:style>
    <style:style style:name="T37" style:family="text">
      <style:text-properties style:text-position="sub 58%" style:font-weight-complex="normal"/>
    </style:style>
    <style:style style:name="T38" style:family="text">
      <style:text-properties officeooo:rsid="002a6ce3"/>
    </style:style>
    <style:style style:name="T39" style:family="text">
      <style:text-properties officeooo:rsid="002f9e48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a49c61" style:font-weight-asian="bold" style:font-weight-complex="bold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a49c61" style:font-weight-asian="normal" style:font-weight-complex="normal"/>
    </style:style>
    <style:style style:name="T44" style:family="text">
      <style:text-properties style:font-weight-complex="normal"/>
    </style:style>
    <style:style style:name="T45" style:family="text">
      <style:text-properties style:font-style-complex="normal"/>
    </style:style>
    <style:style style:name="T46" style:family="text">
      <style:text-properties officeooo:rsid="00a49c61"/>
    </style:style>
    <style:style style:name="T47" style:family="text">
      <style:text-properties officeooo:rsid="00c91b6f"/>
    </style:style>
    <style:style style:name="T48" style:family="text">
      <style:text-properties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Okruhy a kontrolní otázky <text:s/>ke zkoušce <text:s/>B4B38NVS <text:s text:c="2"/>(verze r. 2020) </text:p>
      <text:p text:style-name="P7">Procesory s jádrem ARM Cortex - M3, <text:s/></text:p>
      <text:p text:style-name="P4"><text:span text:style-name="T2">(V <text:s/>dalším <text:s/>textu <text:s/>dotazy <text:s/>směřují <text:s/>na <text:s/>jádro <text:s/>ARM <text:s/>Cortex- <text:s/>M3 <text:s/>- <text:s/>proto, <text:s/>pokud <text:s text:c="3"/>je <text:s text:c="3"/>dotaz <text:s/>na </text:span><text:span text:style-name="T1">procesor, míní se tím ARM Cortex- M3). <text:s/></text:span></text:p>
      <text:p text:style-name="P4"><text:span text:style-name="T2">Základní <text:s/>rysy <text:s/>architektury, <text:s/>obsazení <text:s/>adresního <text:s/>prostoru, <text:s/>registry, <text:s/>zásobník, <text:s/>způsob <text:s/>jeho </text:span><text:span text:style-name="T1">využití. <text:s/></text:span></text:p>
      <text:p text:style-name="P4"><text:span text:style-name="T2">Kde <text:s/>je <text:s/>v adresním <text:s/>prostoru </text:span><text:span text:style-name="T19"><text:s/>oblast</text:span><text:span text:style-name="T11"> <text:s/></text:span><text:span text:style-name="T26">pro </text:span><text:span text:style-name="T17"><text:s/>vnitřní <text:s/>paměť</text:span><text:span text:style-name="T19"> <text:s/>programu</text:span><text:span text:style-name="T11">, <text:s/></text:span><text:span text:style-name="T26">oblast <text:s/>pro </text:span><text:span text:style-name="T17"><text:s/>vnitřní</text:span><text:span text:style-name="T19"> <text:s/>paměť </text:span><text:span text:style-name="T18">SRAM</text:span><text:span text:style-name="T13">, oblast <text:s/>pro </text:span><text:span text:style-name="T15">vstupně výstupní a další perieferie na čipu</text:span><text:span text:style-name="T13"> procesoru? </text:span></text:p>
      <text:p text:style-name="P3"><text:span text:style-name="T15">Kolik</text:span><text:span text:style-name="T13"> </text:span><text:span text:style-name="T15">bitů</text:span><text:span text:style-name="T13"> </text:span><text:span text:style-name="T25">mají: registry, adresa, jaký je rozsah adresování, kolik GByte? </text:span></text:p>
      <text:p text:style-name="P4"><text:span text:style-name="T2">Co je to „</text:span><text:span text:style-name="T8">Link registr“</text:span><text:span text:style-name="T2">, k čemu slouží, jak se řeší volání podprogramu a jak se zajistí uložení </text:span><text:span text:style-name="T18">návratové adresy</text:span><text:span text:style-name="T13">? Musí se vždy z link registru návratová adresa ukládat do zásobníku, nebo </text:span><text:span text:style-name="T1">je možné v jednoduchých případech použít přímo návratovou adresu z link registru? </text:span></text:p>
      <text:p text:style-name="P4"><text:span text:style-name="T1">Napište <text:s/>příklad </text:span><text:span text:style-name="T15"><text:s/></text:span><text:span text:style-name="T18">instrukce</text:span><text:span text:style-name="T13">, <text:s/>která <text:s/>řeší </text:span><text:span text:style-name="T15"><text:s/></text:span><text:span text:style-name="T18">návrat</text:span><text:span text:style-name="T13"> <text:s/>v takovém <text:s/>případě. <text:s/>Napište <text:s/>příklad <text:s/>instrukce </text:span><text:span text:style-name="T1">řešící </text:span><text:span text:style-name="T15">návrat</text:span><text:span text:style-name="T13"> z podprogramu, v případě, že adresa je v zásobníku. </text:span></text:p>
      <text:p text:style-name="P4"><text:span text:style-name="T1">Co je to </text:span><text:span text:style-name="T18">pseudoinstrukce</text:span><text:span text:style-name="T13">? Co řeší pseudoinstrukce LDR R2, =0x87654321, kde je uložené </text:span><text:span text:style-name="T1">číslo 0x87654321, když nemůže být součástí normální instrukce (nápověda – </text:span><text:span text:style-name="T18">literal pool</text:span><text:span text:style-name="T13"> – </text:span><text:span text:style-name="T1">data – literal <text:s/>uložená do programové paměti adresovaná <text:s/>relativní adresou, viz přednášky + „</text:span><text:span text:style-name="T16">Arm assembler guide</text:span><text:span text:style-name="T13">“) </text:span></text:p>
      <text:p text:style-name="P10"><text:span text:style-name="T40">Jak se zapisují hexadecimální</text:span> a <text:span text:style-name="T40">binární</text:span> čísla v assembleru ARM, co značí zápisky 2_100110111, 0xFF, jaká čísla to představuje?</text:p>
      <text:p text:style-name="P1"><text:span text:style-name="T20">Jak se </text:span><text:span text:style-name="T22">mění adresa vrcholu zásobníku</text:span><text:span text:style-name="T23"> po vykonání instrukce PUSH, kterým směrem se plní </text:span><text:span text:style-name="T1">zásobník, kde může být <text:s/>umístěn zásobník? <text:s/></text:span></text:p>
      <text:p text:style-name="P1"><text:span text:style-name="T20">Muže <text:s/>být </text:span><text:span text:style-name="T21"><text:s/></text:span><text:span text:style-name="T22">zásobník</text:span><text:span text:style-name="T23"> <text:s/>umístěn <text:s/>od <text:s/>adresy <text:s/>0x08000 <text:s/>0200 <text:s/>(nápověda: <text:s/>zde <text:s/>je <text:s/>prostor <text:s/>pouze <text:s/>pro </text:span><text:span text:style-name="T1">ROM. Paměť RAM dle definice může být až 0x2000 0000)? <text:s text:c="2"/></text:span></text:p>
      <text:p text:style-name="P1"><text:span text:style-name="T20">Pokud je ukazatel </text:span><text:span text:style-name="T22">zásobníku</text:span><text:span text:style-name="T23"> SP nastaven na 0x200400 a provede se jeden </text:span><text:span text:style-name="T22">zápis návratové</text:span><text:span text:style-name="T24"> </text:span><text:span text:style-name="T1">adresy <text:s/>(adresa <text:s/>0x08004001) <text:s/>, <text:s/>na <text:s/>jaké <text:s/>adrese <text:s/>bude <text:s/>uložen <text:s/>Byte <text:s/>s hodnotou <text:s/>0x01 <text:s/>a <text:s/>na <text:s/>jaké adrese bude uložena hodnota 0x08 ? </text:span></text:p>
      <text:p text:style-name="P8">Může se inicializační hodnota pro zásobník volit 0x2000 0000 ? (nápověda: ne, protože hned při prvním použití zásobníku by došlo k pokus o zápis do prostoru mimo RAM). <text:s/></text:p>
      <text:p text:style-name="P1"><text:span text:style-name="T18">Kolik Byte</text:span><text:span text:style-name="T10"> </text:span><text:span text:style-name="T13">se v zásobníku spotřebuje na uložení jedné </text:span><text:span text:style-name="T18">návratové adresy</text:span><text:span text:style-name="T13">? (nápověda: 4 Byte) <text:s/></text:span></text:p>
      <text:p text:style-name="P1"><text:span text:style-name="T1">Přístup typu </text:span><text:span text:style-name="T18">Bit Banding</text:span><text:span text:style-name="T13"> – jak se určí adresa pro čtení a zápis typu Bit Banding, kolik bitů se </text:span><text:span text:style-name="T1">zapíše jedním zápisem typu Bit Banding? Popište princip a využití <text:s/>adresování metodou bit banding. Jak je možno modifikovat pouze jediný bit slova v paměti <text:s/>(nápověda - metoda „read –</text:span><text:span text:style-name="T3"> modify – write, využití logických operací AND, OR). Demonstrujte na příkladu modifikace jedin</text:span><text:span text:style-name="T1">ého bitu <text:s/>nejnižšího bitu slova <text:s/>- do „1“. </text:span></text:p>
      <text:p text:style-name="P1"><text:soft-page-break/><text:span text:style-name="T3">Co v assembleru ARM znamen</text:span><text:span text:style-name="T1">á zápis <text:s/></text:span><text:span text:style-name="T7">HODNOTA EQU 0x_12003400</text:span><text:span text:style-name="T1">, jedná se o instrukci procesoru nebo direktivu assembleru? <text:s/></text:span></text:p>
      <text:p text:style-name="P8"><text:span text:style-name="T40">Vysvětlete</text:span> zápisy: </text:p>
      <text:p text:style-name="P8">SEG_B <text:s/>EQU 2_00000010 </text:p>
      <text:p text:style-name="P8">SEG_C <text:s/>EQU 2_00000100 </text:p>
      <text:p text:style-name="P8">jednicka EQU SEG_B <text:s/>:OR: <text:s/>SEG_C </text:p>
      <text:p text:style-name="P1"><text:span text:style-name="T1">Direktiva <text:s/>překladače </text:span><text:span text:style-name="T15"><text:s/></text:span><text:span text:style-name="T18">LTORG</text:span><text:span text:style-name="T13">, <text:s/>funkce, <text:s/>význam, <text:s/>použití. <text:s/>Kdy <text:s/>je <text:s/>potřeba <text:s/>využít <text:s/>direktivu </text:span><text:span text:style-name="T1">LTORG? Uveďte malý <text:s/>úsek programu s korektním použitím direktivy <text:s/>LTORG, tak, aby se mohl vytvořit korektní program. </text:span></text:p>
      <text:p text:style-name="P8"><text:span text:style-name="T40">Procesor STM32F100x, struktura, vlastnosti, použití </text:span>(pouze v rozsahu přednášek a cvič.) </text:p>
      <text:p text:style-name="P9">(V <text:s/>dalším <text:s/>textu <text:s/>dotazy <text:s/>směřují <text:s/>na <text:s/>procesor <text:s/>STM32F100x <text:s/>a <text:s/>jeho <text:s/>použití. <text:s/>Proto, <text:s/>pokud <text:s text:c="3"/>je <text:s/>dotaz <text:s/>na <text:s/>procesor, <text:s/>případně <text:s/>připojení <text:s/>obvodů <text:s/>a <text:s/>dalších <text:s/>částí, <text:s/>míní <text:s/>se <text:s/>tím <text:s/>STM32F100x a spolupráce s ním, jak bylo prezentováno v přednáškách, případně probíhalo ve cvičeních.) </text:p>
      <text:p text:style-name="P2"><text:span text:style-name="T1"><text:s/>Vstupně, <text:s/>výstupní <text:s/>brány, <text:s/>konfigurace, <text:s/>varianty <text:s/>nastavení <text:s/>vstupně <text:s/>/ <text:s/>výstupní <text:s/>brány. <text:s/>Jak <text:s/>se zapisují data na výstupní brány, jak se čtou data ze vstupní brány, co se musí provést před použitím <text:s/>brány? <text:s/>Popište </text:span><text:span text:style-name="T15"><text:s/></text:span><text:span text:style-name="T18">funkci <text:s/>brány</text:span><text:span text:style-name="T10"> </text:span><text:span text:style-name="T13"><text:s/>v režimu <text:s/>„open <text:s/>drain“, <text:s/>co <text:s/>se <text:s/>míní <text:s/>pojmy <text:s/>„pull <text:s/>up“, </text:span><text:span text:style-name="T1">„pull down“ rezistor, „floating input“ při konfiguraci V/V brány? </text:span></text:p>
      <text:p text:style-name="P2"><text:span text:style-name="T1">Nakreslete <text:s/>způsob <text:s/>připojení </text:span><text:span text:style-name="T15"><text:s/></text:span><text:span text:style-name="T18">tlačítka</text:span><text:span text:style-name="T13"> <text:s/>k bráně, <text:s/>popište <text:s/>způsob <text:s/>čtení <text:s/>jeho <text:s/>stavu. <text:s/>Je <text:s/>nutno </text:span><text:span text:style-name="T1">využívat vždy vnějšího „pull- up“ rezistoru, či existuje jiné řešení? Je možno využít nějakého vnitřního rezistoru ve V/V bráně? </text:span></text:p>
      <text:p text:style-name="P2"><text:span text:style-name="T18">Odskoky</text:span><text:span text:style-name="T13"> <text:s/>tlačítka, <text:s/>podstata, <text:s/>projevy, <text:s/>jak <text:s/>se <text:s/>ošetří <text:s/>programově? <text:s/>Pokud <text:s/>by <text:s/>odskoky <text:s/>tlačítka </text:span><text:span text:style-name="T1">nebyly ošetřeny, jak by se to mohlo projevit? <text:line-break/></text:span></text:p>
      <text:p text:style-name="P9"><text:span text:style-name="T40">Rozhraní</text:span>: </text:p>
      <text:p text:style-name="P2"><text:span text:style-name="T1">Obvod </text:span><text:span text:style-name="T18">UART</text:span><text:span text:style-name="T13"> (USART), sériová komunikace, rozhraní RS-232, RS 422, RS 485, uspořádání, </text:span><text:span text:style-name="T1">příslušné obvody, připojení na vedení. </text:span></text:p>
      <text:p text:style-name="P2"><text:span text:style-name="T1">Jaké </text:span><text:span text:style-name="T15"><text:s/></text:span><text:span text:style-name="T18">napěťové <text:s/>úrovně</text:span><text:span text:style-name="T10"> </text:span><text:span text:style-name="T13"><text:s/>byste <text:s/>očekávali <text:s/>na <text:s/>rozhraní </text:span><text:span text:style-name="T15"><text:s/></text:span><text:span text:style-name="T18">RS</text:span><text:span text:style-name="T15"> <text:s/></text:span><text:span text:style-name="T18">422</text:span><text:span text:style-name="T13"> <text:s/>(případně <text:s/>RS482) <text:s/>proti <text:s/>zemi <text:s/>a </text:span><text:span text:style-name="T1">mezi vodiči navzájem? Kolik vodičů je potřeba pro přenos jednoho datového signálu pomocí rozhraní <text:s/>RS <text:s/>422? <text:s/>Které <text:s/>z rozhraní <text:s/>( <text:s/>RS <text:s/>422, <text:s/>RS <text:s/>485) <text:s/>je <text:s/>uzpůsobeno <text:s/>pro <text:s/>obousměrnou komunikaci a pro komunikaci typu „sběrnice“. </text:span></text:p>
      <text:p text:style-name="P2"><text:span text:style-name="T1">Co znamená pojem „</text:span><text:span text:style-name="T18">zakončení</text:span><text:span text:style-name="T15"> </text:span><text:span text:style-name="T18">vedení</text:span><text:span text:style-name="T13">“ (u RS 422 a u RS485)? Jaké vedení se používá pro </text:span><text:span text:style-name="T1">RS <text:s/>422 <text:s/>a pro <text:s/>RS <text:s/>485? <text:s/>Zakreslete <text:s/>situaci <text:s/>zachycující <text:s/>dvě <text:s/>jednotky <text:s/>– <text:s/>vysílač <text:s/>a <text:s/>přijímač propojené <text:s/>rozhraním <text:s/>RS <text:s/>422. <text:s/>Kde <text:s/>je <text:s/>vedení <text:s/>zakončené <text:s/>a <text:s/>jak? <text:s/>Kam <text:s/>se <text:s/>umístí <text:s/>zakončovací rezistor? Jakou hodnotu přibližně bude mít (velikost). V čem se odlišuje rozhraní RS 422 od RS 485? <text:s/></text:span></text:p>
      <text:p text:style-name="P2"><text:soft-page-break/><text:span text:style-name="T1">Jaké <text:s/>maximální </text:span><text:span text:style-name="T15"><text:s/></text:span><text:span text:style-name="T18">rychlosti</text:span><text:span text:style-name="T13"> <text:s/>přenosu <text:s/>na <text:s/>malé <text:s/>vzdálenosti <text:s/>předpokládáte <text:s/>u <text:s/>rozhraní <text:s/>RS <text:s/>422, </text:span><text:span text:style-name="T1">RS 485? <text:s/></text:span></text:p>
      <text:p text:style-name="P9">Diody a bipolární tranzistory </text:p>
      <text:p text:style-name="P5"><text:span text:style-name="T14">Křemíková </text:span><text:span text:style-name="T12">dioda</text:span><text:span text:style-name="T14"> s přechodem PN, uspořádání, funkce, </text:span><text:span text:style-name="T12">voltampérová</text:span><text:span text:style-name="T14"> charakteristika, </text:span><text:span text:style-name="T18">dynamický</text:span><text:span text:style-name="T13"> (</text:span><text:span text:style-name="T18">diferenciální</text:span><text:span text:style-name="T13">) <text:s/>odpor diody. Jaké napětí bude na Si diodě, pokud jí bude protékat </text:span><text:span text:style-name="T1">proud cca 10 mA? Jak se mění </text:span><text:span text:style-name="T18">dynamický</text:span><text:span text:style-name="T13"> odpor LED s rostoucím proudem? Linearizace VA </text:span><text:span text:style-name="T1">charakteristiky diody. <text:s/></text:span></text:p>
      <text:p text:style-name="P2"><text:span text:style-name="T1">Jak <text:s/>se <text:s/>nahradí </text:span><text:span text:style-name="T15"><text:s/></text:span><text:span text:style-name="T18">LED</text:span><text:span text:style-name="T13"> <text:s/>(náhradní <text:s/>schéma, <text:s/>náhradní </text:span><text:span text:style-name="T15"><text:s/></text:span><text:span text:style-name="T18">linearizovaný</text:span><text:span text:style-name="T15"> <text:s/></text:span><text:span text:style-name="T18">model</text:span><text:span text:style-name="T15"> <text:s/></text:span><text:span text:style-name="T18">diody</text:span><text:span text:style-name="T25">)</text:span><text:span text:style-name="T13"> <text:s text:c="3"/>pro <text:s/>výpočet </text:span><text:span text:style-name="T1">obvodu s ní (např. ovládání LED procesorem). <text:s text:c="2"/></text:span></text:p>
      <text:p text:style-name="P11">Nakreslete do společného grafu VA <text:span text:style-name="T46">(</text:span><text:span text:style-name="T41">volt-ampérovou</text:span><text:span text:style-name="T43">)</text:span> charakteristiku Si diody a VA char. Červené LED, označte osy a měřítka – velikost proudů a napětí.</text:p>
      <text:p text:style-name="P2"><text:span text:style-name="T1">Jaké </text:span><text:span text:style-name="T18">napětí</text:span><text:span text:style-name="T13"> v předním směru (mezi anodou a katodou) bude </text:span><text:span text:style-name="T18">na Si-křemíkové diodě</text:span><text:span text:style-name="T13">, <text:s/>LED </text:span><text:span text:style-name="T18">červené</text:span><text:span text:style-name="T13">, LED </text:span><text:span text:style-name="T18">zelené</text:span><text:span text:style-name="T13">, LED </text:span><text:span text:style-name="T18">modré</text:span><text:span text:style-name="T13">, pokud jimi protéká proud? </text:span></text:p>
      <text:p text:style-name="P2"><text:span text:style-name="T1">Může <text:s/>se <text:s/>pinem <text:s/>procesoru <text:s/>STM32F100 <text:s/>s napájením <text:s/>+ <text:s/>3,3 <text:s/>V </text:span><text:span text:style-name="T18">budit</text:span><text:span text:style-name="T15"> <text:s/></text:span><text:span text:style-name="T18">přímo</text:span><text:span text:style-name="T13"> <text:s/>(bez <text:s/>rezistoru) <text:s/></text:span><text:span text:style-name="T1">anoda zelené LED, jejíž katoda je zapojena na zem? Odpověď zdůvodněte a vysvětlete. </text:span></text:p>
      <text:p text:style-name="P2"><text:span text:style-name="T1">Je možno <text:s/>(smysluplně) realizovat obvod, kde by se </text:span><text:span text:style-name="T15">pinem</text:span><text:span text:style-name="T13"> STM32F100 budily</text:span><text:span text:style-name="T15"> </text:span><text:span text:style-name="T18">dvě</text:span><text:span text:style-name="T15"> </text:span><text:span text:style-name="T18">sériově</text:span><text:span text:style-name="T15"> </text:span><text:span text:style-name="T18">zapojené</text:span><text:span text:style-name="T16"> <text:s/></text:span><text:span text:style-name="T18">modré</text:span><text:span text:style-name="T16"> <text:s/></text:span><text:span text:style-name="T18">LED</text:span><text:span text:style-name="T13"> <text:s/>( <text:s/>zapojené <text:s/>mezi <text:s/>pin <text:s/>brány <text:s/>procesoru <text:s/>a <text:s/>zem. <text:s/>Odpověď <text:s/>zdůvodněte <text:s/>a </text:span><text:span text:style-name="T1">vysvětlete. </text:span></text:p>
      <text:p text:style-name="P2"><text:span text:style-name="T18">Bipolární</text:span><text:span text:style-name="T16"> </text:span><text:span text:style-name="T18">tranzistor</text:span><text:span text:style-name="T13">, <text:s/>uspořádání, <text:s/>elektrody, <text:s/>stejnosměrný <text:s/>proudový </text:span><text:span text:style-name="T15"><text:s/></text:span><text:span text:style-name="T18">zesilovací</text:span><text:span text:style-name="T15"> <text:s/></text:span><text:span text:style-name="T18">činitel</text:span><text:span text:style-name="T15"> <text:s/></text:span><text:span text:style-name="T18">h</text:span><text:span text:style-name="T27">21E</text:span><text:span text:style-name="T31">, </text:span><text:span text:style-name="T32">jeho ur</text:span><text:span text:style-name="T1">čení. Bipolární tranzistor NPN jako </text:span><text:span text:style-name="T18">spínač</text:span><text:span text:style-name="T13">. </text:span><text:span text:style-name="T18">Návrh</text:span><text:span text:style-name="T15"> </text:span><text:span text:style-name="T18">spínacího</text:span><text:span text:style-name="T13"> obvodu s tranzistorem. </text:span><text:span text:style-name="T1">Jaké <text:s/>napětí <text:s/>(přes <text:s/>rezistor) <text:s/>se <text:s/>musí <text:s/>přivést <text:s/>na <text:s/>bázi <text:s/>bipolárního <text:s/>tranzistoru <text:s/>NPN, <text:s/>aby <text:s/>mohl sepnout? Bipolární tranzistor, zapojení se </text:span><text:span text:style-name="T18">společným</text:span><text:span text:style-name="T15"> </text:span><text:span text:style-name="T18">editorem</text:span><text:span text:style-name="T13"> (SE), zapojení </text:span><text:span text:style-name="T18">se</text:span><text:span text:style-name="T15"> </text:span><text:span text:style-name="T18">společným</text:span><text:span text:style-name="T15"> </text:span><text:span text:style-name="T18">kolektorem</text:span><text:span text:style-name="T13"> (SK), </text:span><text:span text:style-name="T18">emitorový</text:span><text:span text:style-name="T15"> </text:span><text:span text:style-name="T18">sledovač</text:span><text:span text:style-name="T13">. Bipolární tranzistory NPN, PNP, základní parametry, </text:span><text:span text:style-name="T1">funkce, základní zapojení, mezní parametry. Bipolární tranzistor jako spínač. <text:s/></text:span></text:p>
      <text:p text:style-name="P2"><text:span text:style-name="T1">Napětím řízený </text:span><text:span text:style-name="T18">zdroj</text:span><text:span text:style-name="T15"> </text:span><text:span text:style-name="T18">proudu</text:span><text:span text:style-name="T13"> (pro LED) s tranzistorem. <text:s/></text:span></text:p>
      <text:p text:style-name="P2"><text:span text:style-name="T1">Jaké bude přibližně </text:span><text:span text:style-name="T18">napětí <text:s/>na výstupu emitorového sledovače</text:span><text:span text:style-name="T13"> (s tranzistorem NPN BC546a </text:span></text:p>
      <text:p text:style-name="P2"><text:span text:style-name="T1">rezistorem </text:span><text:span text:style-name="T4">1000 Ohmů v emitoru) pokud na bízi je připojen výstup DA převodníku z STM32F100, kde je nastaveno </text:span><text:span text:style-name="T9">napětí +2 V</text:span><text:span text:style-name="T4">? </text:span></text:p>
      <text:p text:style-name="P2"><text:span text:style-name="T1">Jak <text:s/>bude <text:s/>velká </text:span><text:span text:style-name="T15"><text:s/></text:span><text:span text:style-name="T18">změna</text:span><text:span text:style-name="T13"> <text:s/>napětí <text:s/>(jaká <text:s/>nová <text:s/>hodnota <text:s/>napětí <text:s/>bude <text:s/>na <text:s/>výsupu) <text:s/>na <text:s/>výstupu </text:span><text:span text:style-name="T1">emitorového sledovače (viz příklad výše), pokud na bázi je připojen výstup DA převodníku z STM32F100, <text:s/>kde <text:s/>je <text:s/>nataveno <text:s/>napětí <text:s text:c="3"/>+ 2 V a <text:s/>to <text:s/>se <text:s/>změní <text:s/>na <text:s/>1,9 <text:s/>V? <text:s/>Jaké <text:s/>je <text:s/>přibližně napěťové zesílení emitorového sledovače? </text:span></text:p>
      <text:p text:style-name="P9">Proč <text:s/>(„pro <text:s/>zesílení <text:s/>čeho“) <text:s/>se <text:s/>emitorový <text:s/>sledovač <text:s/>s tranzistorem <text:s/>používá, <text:s/>když <text:s/>má <text:s/>malé napěťové zesílení? <text:s/></text:p>
      <text:p text:style-name="P2"><text:span text:style-name="T1">Tranzistor <text:s/>v zapojení <text:s/>emitorového <text:s/>sledovače <text:s/>(v zapojení <text:s/>SK <text:s/>– <text:s/>se <text:s/>společným <text:s/>kolektorem) <text:s/>pracuje </text:span><text:span text:style-name="T4">obvykle a) v lineárním režimu, b) ve spínacím režimu. Odpověď zdůvodněte a vysvětlete.</text:span></text:p>
      <text:p text:style-name="P2"><text:soft-page-break/><text:span text:style-name="T1">Co to znamená, že bipolární tranzistor je </text:span><text:span text:style-name="T18">v</text:span><text:span text:style-name="T15"> </text:span><text:span text:style-name="T18">saturaci</text:span><text:span text:style-name="T13">? Jaké bude v takovém stavu napětí </text:span><text:span text:style-name="T18">U</text:span><text:span text:style-name="T28">CE</text:span><text:span text:style-name="T15"> </text:span><text:span text:style-name="T1">(přibližná velikost napětí kolektor – editor)? </text:span></text:p>
      <text:p text:style-name="P15">Nakreslete zapojení a popište způsob <text:span text:style-name="T40">určení</text:span> <text:span text:style-name="T40">zesilovacího</text:span> <text:span text:style-name="T40">činitele</text:span> <text:span text:style-name="T40">bipolárního</text:span> <text:span text:style-name="T40">tranzistoru </text:span><text:span text:style-name="T42">NPN</text:span>. (nápověda – přednáška - zapojení ) Jaká je obvyklé hodnota <text:span text:style-name="T40">napětí U</text:span><text:span text:style-name="T34">BE</text:span> ?</text:p>
      <text:p text:style-name="P15">Nakreslete zapojení s bipolárním tranzistorem NPN, na němž <text:span text:style-name="T40">vysvětlíte</text:span> <text:span text:style-name="T40">zesílení</text:span> proudu tímto tranzistorem.</text:p>
      <text:p text:style-name="P15">Nakreslete schématickou <text:span text:style-name="T40">značku</text:span> bipolárního tranzistoru NPN, PNP a označte elektrody emitor, báze, kolektor.</text:p>
      <text:p text:style-name="P15">Jaký <text:span text:style-name="T40">vztah mezi proudem kolektoru </text:span>a proudem báze u bipolárního tranzistoru (v lineárním režimu- tedy ne ve spínacím režimu).</text:p>
      <text:p text:style-name="P15">Co to znamená, že bipolární tranzistor v obvodu funguje <text:span text:style-name="T40">jako</text:span> <text:span text:style-name="T40">spínač</text:span>, jaké jsou proudové poměry v daném obvodu? Jaké stavy tranzistoru nasávají? Jak se volí hodnoty proudu do báze tranzistor, pokud má být ve stavech odpovídajících ON a OFF.</text:p>
      <text:p text:style-name="P15">Nakreslete schéma obvodu s tranzistorem NPN v zapojení SK, (jako sledovač napětí- „emitorový sledovač“) pro připojení zdroje signálu ke vstupu AD převodníku v STM32x. Jak velké má napěťové zesílení emitorový sledovač? Na výstupu emitorového sledovače s tranzistorem (pro malé proudy- např. BC546) <text:span text:style-name="T40">se změní odebíraný proud</text:span> o hodnotu 1 mA, Jak se změní vstupní proud (proud do báze), uveďte vztah. Který parametr tranzistoru je k výpočtu potřeba. Zvolte jeho (obvyklou) hodnotu.</text:p>
      <text:p text:style-name="P15">Navrhněte schéma spínacího obvodu (<text:span text:style-name="T40">kombinace tranzistorů NPN, PNP,</text:span> oba v zapojení SE) a výpočtem určete parametry prvků bloku pro ovládání LED „žárovky“ s napájením 12 V a proudem 250 mA. Jak velký <text:span text:style-name="T40">příkon</text:span> má tato žárovka? (Nápověda - LED žárovky na 12 V mají v sobě již zabudováno nastavení omezení proudu, tedy stačí řešit pouze obvod spínání proudu bez potřeby nastavení jeho velikosti.)</text:p>
      <text:p text:style-name="P15">Jaké (přibližně) bude napětí <text:span text:style-name="T40">U</text:span><text:span text:style-name="T34">BE</text:span> (<text:span text:style-name="T40">napětí - na bázi</text:span> vůči emitoru) tranzistoru NPN – použitého jako spínač (zapojení SE) pro ovládání LED s proudem cca 10 mA?</text:p>
      <text:p text:style-name="P15">Navrhněte zdroj proudu pro LED s tranzistorem BC546, který bude nastavovat proud do LED (<text:span text:style-name="T40">U</text:span><text:span text:style-name="T34">L</text:span><text:span text:style-name="T40"> = 2 V</text:span>) 0 až 10 mA podle napětí na bázi, která je ovládána výstupem převodníku DA v STM32F100 (volíme maximální hodnotu <text:span text:style-name="T40">U</text:span><text:span text:style-name="T34">OUT</text:span><text:span text:style-name="T40"> =2 V</text:span>). Určete výpočtem velikost emitorového odporu, nakreslete schéma a vysvětlete funkci. (Nápověda- viz úloha ze cvičení.)</text:p>
      <text:p text:style-name="P15">Navrhněte obvod s procesorem STM32F100 pro ovládání osvětlovacího bloku LED (s požadovaným napájecím napětím +12 V a proudem 500 mA; omezení proudu je v bloku LED je již zabudováno). Jsou k dispozici bipolární tranzistory NPN a PNP. Parametry tranzistorů si zvolte. Určete parametry potřebných součástek. Nakreslete schéma obvodu.</text:p>
      <text:p text:style-name="P15">Co to znamená, že bipolární tranzistor (NPN) pracuje ve <text:span text:style-name="T40">spínacím</text:span> <text:span text:style-name="T40">režimu</text:span> (pracuje jako spínač). Co je <text:span text:style-name="T40">podmínkou</text:span> toho, aby tranzistor byl sepnut? V čem se liší režimy tranzistoru, kdy pracuje jako spínač a kdy pracuje v lineárním režimu (jako proudový zesilovač)? Ve výstupních charakteristikách tranzistoru vyznačte oblasti, v který trantistor pracuje jako spínač.</text:p>
      <text:p text:style-name="P15"><text:soft-page-break/>Stejná otázka, jako je předchozí- ale pro unipolární tranzistory typu MOS FET- tedy tranzistor MOS FET jako spínač.</text:p>
      <text:p text:style-name="P15">Navrhněte obvod s tranzistorem BC546 (<text:span text:style-name="T40">h</text:span><text:span text:style-name="T34">21E</text:span><text:span text:style-name="T40"> = 300</text:span>), pro ovládání LED pinem procesoru STM32F100s napájením<text:span text:style-name="T40"> V</text:span><text:span text:style-name="T34">DD</text:span><text:span text:style-name="T40"> = + 3,3 V</text:span>, proud <text:span text:style-name="T40">LED</text:span> má být <text:span text:style-name="T40">50 mA</text:span>, napájení obvodu LED ze zdroje napětí + 5 V. Nakreslete schéma a výpočtem určete parametry použitých součástek. Napětí na LED předpokládejte <text:span text:style-name="T40">U</text:span><text:span text:style-name="T34">F</text:span><text:span text:style-name="T40"> = 2 V</text:span>.</text:p>
      <text:p text:style-name="P15">Jaké bude přibližně <text:span text:style-name="T40">U</text:span><text:span text:style-name="T34">BE</text:span><text:span text:style-name="T40"> - napětí na bázi</text:span> tranzistoru NPN (proti editoru – napětí <text:span text:style-name="T40">U</text:span><text:span text:style-name="T34">BE</text:span>), pokud poteče proud do jeho báze?</text:p>
      <text:p text:style-name="P19">Navrhněte obvod (s využitím bipolárního tranzistoru NPN), kde se pomocí výstupu převodníku DAC v STM32F100 bude pomocí tranzistorového <text:span text:style-name="T42">stupně</text:span> <text:span text:style-name="T40">řídit</text:span> <text:span text:style-name="T40">proud</text:span> skupiny tří sériově zapojených LED napájených ze zdroje +12 V v rozmezí od 0 do 10 mA </text:p>
      <text:p text:style-name="P19">Pinem procesoru STM32F100 se má ovládat napájení LED žárovky (určené na 12 V a odebírající proud 1 A), kde je záporný vývod pevně spojen se svorkou GND- palubní sítě. (Nápověda - jedná se o zapojení typu „High side switch“ Lze použít zapojení se dvěma tranzistory - NPN a PNP. K dispozici je tranzistor NPN typu BC546 s <text:span text:style-name="T40">h</text:span><text:span text:style-name="T34">21E</text:span><text:span text:style-name="T40"> = 300</text:span> a tranzistor PNP typu BD140 s <text:span text:style-name="T40">h</text:span><text:span text:style-name="T34">21E</text:span><text:span text:style-name="T40"> = 80</text:span>. Nakreslete schéma a určete parametry použitých prvků.<text:line-break/></text:p>
      <text:p text:style-name="P23">Operační zesilovač</text:p>
      <text:p text:style-name="P15">Ideální <text:span text:style-name="T40">operační</text:span> <text:span text:style-name="T40">zesilovač</text:span> a jeho vlastnosti, schématická značka a vývody. Ideální operační zesilovač jeho základní funkce a parametry.</text:p>
      <text:p text:style-name="P15">Jaký je vstupní <text:span text:style-name="T40">odpor</text:span>, vstupní <text:span text:style-name="T40">proud</text:span>, napěťové <text:span text:style-name="T40">zesílení</text:span> <text:span text:style-name="T40">ideálního</text:span> <text:span text:style-name="T40">operačního</text:span> <text:span text:style-name="T40">zesilovače</text:span>.</text:p>
      <text:p text:style-name="P15">Nakreslete zapojení <text:span text:style-name="T40">sledovače s operačním zesilovačem</text:span>, jaké je jeho napěťové zesílení? K čemu se může využít?</text:p>
      <text:p text:style-name="P15"><text:span text:style-name="T40">Neinvertující</text:span> zapojení operačního zesilovače, schéma, vztah pro zesílení.</text:p>
      <text:p text:style-name="P15">Pojmy- <text:span text:style-name="T40">symetrické a nesymetrické napájení</text:span> operačního zesilovače. Která <text:span text:style-name="T40">varianta</text:span> se ve <text:span text:style-name="T40">vestavných systémech </text:span>více používá a proč? Nakreslete schéma zapojení sledovače (zesílení + 1) s operačním zesilovačem LM324 s nesymetrickým napájením ze zdroje 5 V.</text:p>
      <text:p text:style-name="P15">Zdroj signálového napětí má velikost v rozmezí <text:span text:style-name="T40">+0,1 až +0,2 V</text:span>. Nakreslete <text:span text:style-name="T40">zapojení zesilovače s operačním zesilovačem</text:span> (např. LM324- jako ve cvičeních) tak, aby se tento signál pro vstup ADC v STM32F100 zesílil tak, aby se po zesílení pohyboval v rozmezí <text:span text:style-name="T40">od +1 až + 2 V.</text:span> Určete potřebné <text:span text:style-name="T40">velkosti odporů</text:span>. U operačního zesilovače předpokládejte nesymetrické napájení ( „single supply“) + 5 V .</text:p>
      <text:p text:style-name="P15">Navrhněte <text:span text:style-name="T40">zdroj</text:span> <text:span text:style-name="T40">proudu</text:span> 0 až 20 mA s <text:span text:style-name="T40">operačním</text:span> <text:span text:style-name="T40">zesilovačem</text:span> a tranzistorem NPN pro buzení skupiny sérově zapojených LED. Sekce 4 sériově zapojených červených LED (celkové napětí na LED cca 8 V) bude napájena ze zdroje + 12 V. Předpokládejte ovládání zdroje proudu výstupem DAC ( Digitálně analog. převodníku) STM32F100. (Nápověda- schéma- viz přednášky zdroj proudu s operačním zesilovačem. Předpokládejte, že DAC může poskytnout na výstupu napětí <text:span text:style-name="T40">U</text:span><text:span text:style-name="T34">DAC</text:span><text:span text:style-name="T40"> = 0 až 2 V</text:span>. <text:span text:style-name="T40">Napájení</text:span> operačního zesilovače lze zvolit jako nesymetrické + 5 V.</text:p>
      <text:p text:style-name="P16"><text:soft-page-break/>Navrhněte neinvertující zesilovací blok s operačním zesilovačem LM324, který bude mít zesílení <text:span text:style-name="T40">A</text:span><text:span text:style-name="T34">U</text:span><text:span text:style-name="T40"> = + 5.</text:span> </text:p>
      <text:p text:style-name="P16"><text:span text:style-name="T40">Zdroj</text:span> <text:span text:style-name="T40">proudu</text:span> s operačním zesilovačem a tranzistorem NPN. Navrhněte blok zdroje proudu(pro LDE) řízeného napětím s operačním zesilovačem LM324, který bude mít pro vstupnínapětí 0 až 1 V na výstupu proud 0 až 10 mA.</text:p>
      <text:p text:style-name="P15">Navrhněte řízený zdroj proudu 0 až 50 mA pro skupinu čtyř sériově zapojených LED (každá LED <text:span text:style-name="T40">U</text:span><text:span text:style-name="T34">L</text:span><text:span text:style-name="T40"> = 2 V</text:span>) a operačním zesilovačem LM324 a tranzistorem BC546, který má být řízen napětím 0 až 1 V z výstupu převodníku DA procesoruSTM32F100. Nakreslete schéma, určete parametry součástek. Jaké minimální napájecí napětí a maximální napájecí napětí lze použít, aby obvod správně fungoval a současně se nepřekročila se nepřekročila výkonová ztráta kolektoru <text:span text:style-name="T40">300 mW</text:span> na tranzistoru (P = U<text:span text:style-name="T33">CE <text:s/></text:span>x I<text:span text:style-name="T33">C</text:span> ) .</text:p>
      <text:p text:style-name="P15">Co znamená pojem „virtuální nula“ v zapojení s operačním zesilovačem. Má operační zesilovač vstup (pin) označený jako GND – zem? Kolik napájecích pinů má operační zesilovač?<text:line-break/></text:p>
      <text:p text:style-name="P23">MOS tranzistory a další prvky pro vestavěné systémy a jejich aplikace</text:p>
      <text:p text:style-name="P17">Tranzistor typu NMOS a PMOS s indukovaným kanálem. charakteristiky, prahové napětí, substrátová dioda, a její působení, Vlastnosti, výstupní </text:p>
      <text:p text:style-name="P17">Jaké vývody má tranzistor NMOS s indukovaným kanálem (pokud tranzistor má 3 vývody a pokud má 4 vývody).</text:p>
      <text:p text:style-name="P15">Co je to <text:span text:style-name="T40">prahové napětí NMOS</text:span> tranzistoru s indukovaným kanálem, k čemu je třeba tuto hodnotu znát? Jak byste toto napětí experimentálně určili. Navrhněte příslušné schéma. (Nápověda, tranzistor NMOS se zapojí do obvodu podobně jako tranzistor NPN při určování jeho parametru h<text:span text:style-name="T33">21E</text:span> , avšak s tím rozdílem, že se u NMOSFET napětí na elektrodu Gatenastavuje např. pomocí potenciometrického trimru nebo externího zdroje nastavitelného napětí.)</text:p>
      <text:p text:style-name="P15">Na jaký potenciál se v obvodu připojí <text:span text:style-name="T40">substrát tranzistoru NMOS</text:span>, pokud je samostatně vyveden? Jak se připojí, pokud je použit ve vestavném systému s napájením +5 V a GND? (Nápověda: na nejnižší potenciál vyskytující se v obvodu.)</text:p>
      <text:p text:style-name="P12">Nakreslete <text:span text:style-name="T40">schématické</text:span> <text:span text:style-name="T40">značky</text:span> unipolárního tranzistoru MOSFET, bipolárního tranzistoru NPN, PNP a označte elektrody editor, báze kolektor.</text:p>
      <text:p text:style-name="P12">Nakreslete zapojení, kdy se tranzistorem NMOS (např. BSS170 s indukovaným kanálem N) pinem STM32 (s napájením 3,3 V) ovládá LED v režimu ON - OFF. Který <text:span text:style-name="T40">parametr</text:span> tranzistoru je významný pro výběr tranzistoru pro výše uvedenou situaci?</text:p>
      <text:p text:style-name="P12">Je možno výstupem STM32 přímo budit <text:span text:style-name="T40">výkonové</text:span> spínací tranzistory <text:span text:style-name="T40">NMOS</text:span> s indukovaným kanálem? Jaké je omezení? Které parazitní kapacity zde nepříznivě působí, kdy a jak se projevují (nápověda: proces spínání, přeslech parazitní kapacitou C GD z výstupního obvodu na vstup, působení buzení elektrody G). Jakým způsobem jsou číslovány vývody integrovaných obvodů, jak se na pouzdře nalezne vývod č.1. V jakém směru roste číslo vývodu?<text:line-break/></text:p>
      <text:p text:style-name="P28"><text:span text:style-name="T48">Logické obvody CMOS</text:span></text:p>
      <text:p text:style-name="P12">(V následující textu dotazy směřují k logickým obvodům CMOS, zkráceně <text:span text:style-name="T40">LO</text:span> a jejich použití, proto, pokud jsou např. uvedeny pojmy vstup, výstup, míní se tím vstup, výstup logického obvodu CMOS.)</text:p>
      <text:p text:style-name="P12">Logické obvody CMOS, struktura, vlastnosti, uspořádání, základní parametry, úrovně <text:span text:style-name="T40">U</text:span><text:span text:style-name="T34">ILmax</text:span>, <text:span text:style-name="T40">U</text:span><text:span text:style-name="T34">IHmin</text:span> , <text:span text:style-name="T40">U</text:span><text:span text:style-name="T34">OL</text:span> , <text:span text:style-name="T40">U</text:span><text:span text:style-name="T34">OH</text:span> , <text:span text:style-name="T40">typická vstupní rozhodovací úroveň</text:span>. Elementární <text:span text:style-name="T40">invertor</text:span> <text:span text:style-name="T40">CMOS</text:span>, uspořádání, chování, vlastnosti. <text:span text:style-name="T40">Náhradní schéma vstupní a výstupní struktury, přítomnost diod ve struktuře CMOS</text:span>, obvody + 5V na vstupu tolerantní a netolerantní. „Latch – up“ efekt (působení parazitní struktury tyristoru).</text:p>
      <text:p text:style-name="P12"><text:span text:style-name="T40">Vnitřní odpory výstupu</text:span> log. obvodu CMOS, náhradní schéma LO CMOS. Mezní <text:span text:style-name="T40">proudy</text:span> <text:span text:style-name="T40">I</text:span><text:span text:style-name="T34">OLmax</text:span> , <text:span text:style-name="T40">I</text:span><text:span text:style-name="T34">OHmax</text:span> , <text:span text:style-name="T40">I</text:span><text:span text:style-name="T34">Omax</text:span> , <text:span text:style-name="T40">I</text:span><text:span text:style-name="T34">GNDmax</text:span> , <text:span text:style-name="T40">I</text:span><text:span text:style-name="T34">CCmax</text:span><text:span text:style-name="T33"> </text:span>, <text:span text:style-name="T40">I</text:span><text:span text:style-name="T34">ikmax</text:span> (proud vstupními diodami) <text:span text:style-name="T40">I</text:span><text:span text:style-name="T34">okmax</text:span> (proud diodamive výstupu)- co znamenají tyto parametry?</text:p>
      <text:p text:style-name="P12">Klidové vstupní proudy ve standardním ( korektním) zapojení a použití LO CMOS. Výstup – podstata funkce, typu „<text:span text:style-name="T40">open</text:span> <text:span text:style-name="T40">drain</text:span>“.</text:p>
      <text:p text:style-name="P12">Pin procesoru STM32F100 je nakonfigurován jako výstupní v režímu <text:span text:style-name="T40">OPEN</text:span> <text:span text:style-name="T40">DRAIN</text:span>. Jaké další opatření je třeba provést, aby byla nějakým způsobem definována i výstupní úroveň U<text:span text:style-name="T33">OH</text:span> -H<text:span text:style-name="T38">i</text:span>g<text:span text:style-name="T38">h</text:span> ( při zápisu. log. 1 do ODR - Output data registru)?.</text:p>
      <text:p text:style-name="P12">Bylo by možno pomocí výstupního pinu (STM32F100 s napájením <text:span text:style-name="T40">U</text:span><text:span text:style-name="T34">DD</text:span><text:span text:style-name="T40"> = +3,3 V</text:span>) nakonfigurovaného do režimu „<text:span text:style-name="T40">open drain</text:span>“ generovat i logické signály o úrovních 0 V a + 2,5V? (Nápověda- použít externí PULL – UP rezistor <text:span text:style-name="T40">R</text:span><text:span text:style-name="T34">PULL</text:span> - avšak napojený na rozvod napájení + 2,5 V příslušné dané nízkonapěťové logice. Je však třeba počítat s omezenou strmostí náběžné hrany výstupního signálu- přechodový děj, časová konstanta <text:span text:style-name="T40">R</text:span><text:span text:style-name="T34">PULL</text:span> . <text:span text:style-name="T40">C</text:span>.)</text:p>
      <text:p text:style-name="P12"><text:span text:style-name="T40">Dynamický</text:span> <text:span text:style-name="T40">proudový</text:span> <text:span text:style-name="T40">odběr</text:span> <text:span text:style-name="T44">logických</text:span> obvodů CMOS, vztah pro proudový odběr obvodu CMOS s vnitřní ztrátovou kapacitou <text:span text:style-name="T40">C</text:span><text:span text:style-name="T35">pd</text:span> , který je na výstupu zatížen vnější kapacitou C<text:span text:style-name="T33">L</text:span>. Vztah pro ztrátový výkon a pro proud. Jak se mění proudový odběr s <text:span text:style-name="T40">frekvencí</text:span>?</text:p>
      <text:p text:style-name="P12"><text:span text:style-name="T40">Blokování</text:span> <text:span text:style-name="T40">napájení</text:span> logických obvodů, způsob, důvod a význam, použité součástky. Nakreslete uspořádání obvodu napájení logického obvodu CMOS s využitím blokovacího kondenzátoru a filtrační tlumivky. Čím je ovlivněna volba potřebné kapacita blokovacího kondenzátoru.</text:p>
      <text:p text:style-name="P12">Měření na logických obvodech s využitím osciloskopu. <text:span text:style-name="T40">Osciloskopická</text:span> <text:span text:style-name="T40">sonda</text:span> – podstata funkce, důvod použití. Nakreslete principiální schéma osciloskopické sondy. Pokud je pro měření signálu (na výstupu rychlého logického obvodu) k dispozici osciloskop se sondou 6s možností přepnutím dělicího poměru na hodnotu 1:1 a 10:1, kterou z variant <text:span text:style-name="T39">zvolíte?</text:span> Volbu zdůvodněte.</text:p>
      <text:p text:style-name="P12">Je možno zařadit do napájecího přívodu <text:span text:style-name="T40">U</text:span><text:span text:style-name="T36">CC</text:span> logického obvodu CMOS filtrační <text:span text:style-name="T40">tlumivku</text:span>,aniž by současně byl použit blokovací kondenzátor? Popište a vysvětlete situaci, ke které by došlo, pokud by se použilo takové řešení.</text:p>
      <text:p text:style-name="P12">Ve zprávě firmy ARM lze U JÁDRA Cortex M0 nalézt údaj: <text:span text:style-name="T40">Dynamic</text:span> <text:span text:style-name="T40">Power</text:span> 78 uW/Mhz (při napájení jádra procesoru napětím 1,2 V), co se asi tímto údajem míní; <text:span text:style-name="T40">vysvětlete</text:span> tento údaj.</text:p>
      <text:p text:style-name="P13"><text:soft-page-break/>Proč se na vstupu logického obvodu (např. invertoru 74HC04) <text:span text:style-name="T40">nesmí</text:span> vyskytovat statická napěťová úroveň poblíž rozhodovací úrovně? Může vstup obvodu CMOS ( např. 74HC04 (bez dalších úprav) zůstat <text:span text:style-name="T40">nezapojený</text:span> „floating“? K čemu by to mohlo vést? </text:p>
      <text:p text:style-name="P13"><text:span text:style-name="T40">Jaké</text:span> <text:span text:style-name="T40">velikosti</text:span> mají <text:span text:style-name="T40">napětí</text:span> <text:span text:style-name="T40">U</text:span><text:span text:style-name="T34">ILmax</text:span><text:span text:style-name="T33"> </text:span>, <text:span text:style-name="T40">U</text:span><text:span text:style-name="T34">IHmin</text:span><text:span text:style-name="T33"> </text:span>, u obvodu 74HCT00 (při napájení 5V). Jaké <text:span text:style-name="T40">napětí</text:span> bude na nezatíženém <text:span text:style-name="T40">výstupu</text:span> STM32 (jehož výstup konfigurovaný jako „Push – Pull“ se chová jako výstup standardního logického obvodu CMOS) ve stavu H a ve stavu L? (nápověda Ucc, a 0- GND).</text:p>
      <text:p text:style-name="P12">Jaké <text:span text:style-name="T40">napětí</text:span> bude na <text:span text:style-name="T40">výstupu</text:span> STM32 s napájením U<text:span text:style-name="T33">CC</text:span> = 3,3 V ve stavu H, při zátěži LED (proti zemi), kterou protéká proud 5 mA? (Napětí U<text:span text:style-name="T33">CC</text:span> snížené o úbytek na vnitřním odporu R<text:span text:style-name="T33">H</text:span> - odhad 50 Ohmů a méně).</text:p>
      <text:p text:style-name="P12">Nakreslete <text:span text:style-name="T40">náhradní</text:span> <text:span text:style-name="T40">schéma</text:span> <text:span text:style-name="T40">výstupu</text:span> LO CMOS ve stavu H a ve stavu L. Nakreslete náhradní schéma <text:span text:style-name="T40">vstupu</text:span> LO CMOS, např. 74HCxxx, které nemají vstupy + 5 V tolerantní.</text:p>
      <text:p text:style-name="P12">Jak se z hlediska uživatele liší u <text:span text:style-name="T40">vstupy „+5V tolerantní“ a „5 netolerantní“</text:span> u STM32? Jak se to projeví při návaznosti na další obvody. Jak (podle jakého napěťového údaje) se v katalogu nalezne a určí, zda je vstup + 5 V tolerantní, případně, že může mít na vstupu přivedeno signálové napětí, aniž by obvod sám měl přivedeno napájecí napětí.</text:p>
      <text:p text:style-name="P12">Výstup STM32 (s napájením U<text:span text:style-name="T33">CC</text:span> = 3,3 V) ve stavu H je připojen na vstup posuvného registru 74HCT595, jehož výstupy jsou nezapojené a jehož napájecí zdroj je buď a) odpojen, b) zkratován. Vysvětlete a popište možné problémy.</text:p>
      <text:p text:style-name="P12"><text:span text:style-name="T40">Výstupy</text:span> STM32 (s napájením U<text:span text:style-name="T33">CC</text:span> = 3,3 V) <text:span text:style-name="T40">generují</text:span> <text:span text:style-name="T40">impulsy</text:span>, které jsou připojeny na příslušné <text:span text:style-name="T40">vstupy</text:span> posuvného registru 74HC595 (vybaveného blokovacím kondenzátorem v rozvodu napájení), jehož výstupy jsou nezapojené a jehož napájecí zdroj odpojen. Na svorku U<text:span text:style-name="T33">CC</text:span> obvodu nejsou připojeny žádné další obvody. Bude, či nebude, obvod 74HC595 vykazovat nějakou činnost; co by bylo možno pozorovat na výstupech? Svou hypotézu podložte důkazy vycházejícími z parametrů log. obvodu.</text:p>
      <text:p text:style-name="P12">Další otázka vychází ze stejných vstupních podmínek jako předchozí, avšak s tím rozdílem, že svorka U<text:span text:style-name="T33">CC</text:span> je napojena na rozsáhlý napájecí systém logických obvodů. Popište možné problémy a vysvětlete.</text:p>
      <text:p text:style-name="P12">Výstupem obvodu STM32 s napájením U<text:span text:style-name="T33">CC</text:span> = 3 V se má <text:span text:style-name="T40">budit</text:span> <text:span text:style-name="T40">vstup</text:span> <text:span text:style-name="T40">obvodu</text:span> CMOS s napájením U<text:span text:style-name="T33">CC</text:span> = 5 V. Který obvod se vybere – obvod řady <text:span text:style-name="T40">74HCxx</text:span> nebo obvod řady <text:span text:style-name="T40">74HCTxx</text:span>. (nápověda – srovnání U<text:span text:style-name="T33">OH</text:span> z STM32 a U<text:span text:style-name="T33">IHmin</text:span> vstupu navazujícího obvodu, odpověď – použití HCT, ale vysvětlit).</text:p>
      <text:p text:style-name="P5"><text:span text:style-name="T5">V systému s STM32 je k dispozici pouze napájecí napětí </text:span><text:span text:style-name="T6">U</text:span><text:span text:style-name="T30">CC</text:span><text:span text:style-name="T6"> = 3,3 V</text:span><text:span text:style-name="T5">, jaké obvody posuvného registru se pro zobrazovač využijí - </text:span><text:span text:style-name="T6">74HC164 nebo 74HCT164</text:span><text:span text:style-name="T5">? ( nápověda HCT může mít pouze typ. napájení + 5 V, HC může mít </text:span><text:span text:style-name="T6">U</text:span><text:span text:style-name="T29">CC</text:span><text:span text:style-name="T5"> = 2 až 5, 5 V).</text:span></text:p>
      <text:p text:style-name="P12">Výstupem STM32 se budí obvod 74HC595. Oba obvody mají napájení U<text:span text:style-name="T33">CC</text:span> = 3,3 V. Které parametry by se měly kontrolovat? (Nápověda: U<text:span text:style-name="T33">OH</text:span> pro STM32 bude 3,3 V , U<text:span text:style-name="T33">IHmin</text:span> pro 74HC je přibl. 0,7 x U<text:span text:style-name="T33">CC</text:span> , tedy to je v pořádku).</text:p>
      <text:p text:style-name="P12">Jakými způsoby se může snižovat proudový odběr STM32 (jehož chování z hlediska odběruodpovídá obecnému chován LO CMOS).</text:p>
      <text:p text:style-name="P12"><text:soft-page-break/>Logický obvod CMOS 74HC245 (s výstupem typu push – pull) s napájením <text:span text:style-name="T44">U</text:span><text:span text:style-name="T37">CC</text:span> = 3,3 V má výstup ve třetím stavu. Může být v této době připojen na sběrnici, kde by jiný obvod vysílal signál o napěťové úrovní 5V? K jaké kolizi by došlo, které diody ve struktuře by se projevily?</text:p>
      <text:p text:style-name="P12">Může se na vstup obvodu 74HC04, který má napájení U<text:span text:style-name="T33">CC</text:span> = 3,3 V, připojit výstup z obvodu 74HCT00? (Nápověda: 74HCT má standardní napájení 5V, 74HC04 nemá vstupy +5V tolerantní).</text:p>
      <text:p text:style-name="P5">Co se míní u obvodu 74HC595 údajem, že <text:span text:style-name="T40">I</text:span><text:span text:style-name="T34">GNDmax</text:span><text:span text:style-name="T40"> = 70 mA</text:span>? V katalogu obvodu 74HC595 je uveden údaj <text:span text:style-name="T40">I</text:span><text:span text:style-name="T34">OMax</text:span><text:span text:style-name="T40"> = 25 mA</text:span>, co tento údaj značí? Bylo by možno tento obvod nasadit tak, že by budil 8 LED (zapojené proti napájení <text:span text:style-name="T40">U</text:span><text:span text:style-name="T34">DD</text:span> ), současně, každou z nich proudem 25 mA?Co je chybného na této úvaze, který údaj je nutno ještě zohlednit?</text:p>
      <text:p text:style-name="P12">Bylo by možno využít obvod 74HC595 pro ovládání 8 LED, s maximálním proudem 15 mA procházející LED, pokud by se programově zaručilo, že by nikdy nesvítily víc, než dvě LED současně? (katalog pro 74HC595 udává: I<text:span text:style-name="T37">GNDmax</text:span> , I<text:span text:style-name="T33">CCmax</text:span> = 70 mA, I<text:span text:style-name="T33">Omax</text:span> = 25 mA).</text:p>
      <text:p text:style-name="P12">Jaká typická napájecí napětí se u logických obvodů CMOS, či výstupních obvodu mikroprocesorů používají? ( 5V, 3,3V ).</text:p>
      <text:p text:style-name="P12">Co se míní pojmem <text:span text:style-name="T40">„low voltage“ logické obvody</text:span>? Pro jaké napájecí napětí se nejčastěji používají?</text:p>
      <text:p text:style-name="P12">Proč se <text:span text:style-name="T40">nesmí</text:span> <text:span text:style-name="T40">přepólovat</text:span> <text:span text:style-name="T40">napájení</text:span> LO CMOS, k čemu by docházelo? Vysvětlete pomocí náhradního schématu (Nápověda – substrátové diody by se dostaly do propustném směru a začal by jimi protékat velký proud, což by v případě chybějícího omezení velikosti proudu zdroje vedlo i k destrukci obvodu).</text:p>
      <text:p text:style-name="P12">Jaké <text:span text:style-name="T40">napětí</text:span> by bylo na logickém obvodu CMOS (na jeho napájecích pinech U<text:span text:style-name="T33">CC</text:span> a GND), pokud by se <text:span text:style-name="T40">přepólovalo</text:span> napájení a napájecí zdroj by měl vhodné proudové omezení (např. na 50 mA)? Co znamená výrok, že brána (pin) v procesoru je <text:span text:style-name="T40">+ 5 V tolerantní</text:span>?</text:p>
      <text:p text:style-name="P12">Mikroprocesor, jeho podpůrné a dohlížecí bloky</text:p>
      <text:p text:style-name="P12">Obvod <text:span text:style-name="T40">obvod reálného času</text:span> – RTC (real time clock), funkce, použití, používaná frekvence oscilátoru v RTC. Způsoby řešení, funkce z hlediska uživatele. Jak se řeší, aby v mikrořadiči, kde je vlastní procesor v klidovém stavu (např. v režimu <text:span text:style-name="T40">sleep</text:span>), byla k dispozici informace o reálném času? Funkce a využití části „alarm“ v bloku <text:span text:style-name="T40">RTC</text:span>. Jak se může využívat blok RTC pro snižování proudového odběru mikrořadiče?</text:p>
      <text:p text:style-name="P14">Obvod <text:span text:style-name="T40">RESET</text:span>, význam, funkce, použití. Pojmy POR, BOR.</text:p>
      <text:p text:style-name="P14"><text:span text:style-name="T40">Dohlížecí</text:span> <text:span text:style-name="T40">obvody</text:span> mikrořadiče, obvod typu „<text:span text:style-name="T40">Watch dog</text:span>“, uspořádání, funkce, použití. Co se ovládá výstupem obvodu watch dog, kam je obvykle napojen?</text:p>
      <text:p text:style-name="P15">Funkce RESET, POR (Power on Reset) , BOR (Brown out Reset). Co řeší a jak se využívá blok <text:span text:style-name="T40">BOR</text:span>? Vysvětlete důvody použití bloku BOR - např. ve VS řídicího mechanické akční členy z hlediska bezpečnosti uživatele. Zdroje pro aktivaci reset v MCU (např. v STM32Fxxx). Je možno při vnitřní aktivaci RESET v MCU (např. STM32) zajistit reset dalších vnějších obvodů?</text:p>
      <text:p text:style-name="P15"><text:soft-page-break/>Monitorovací a dohlížecí bloky vestavného systému (<text:span text:style-name="T40">supervisory</text:span> <text:span text:style-name="T40">circuits</text:span>), funkce, bloky, způsoby využití (reset, watch dog, monitorování napájení). Vysvětlete funkci a použití externího, případně interního bloku – dohlížecího obvodu typu „<text:span text:style-name="T40">watch</text:span> <text:span text:style-name="T40">dog</text:span>“ v MCU ve VS.</text:p>
      <text:p text:style-name="P15">K čemu se v MCU (např. i v STM32) mohou využít vnitřní bloky programovatelného detektoru napětí <text:span text:style-name="T40">PVD</text:span> (Programmable voltage detector). K čemu CPU tuto informaci z bloku PVD může využít a jaké činnosti případně následně obvykle asi bude provádět?</text:p>
      <text:p text:style-name="P15">Zálohování napájení ve VS. Jaká část VS , případně MCU se obvykle zálohovacím zdrojem napájí? Proč se napájí blok RTC a část (CMOS) SRAM? Jak se využijí uložené informace po opětovném náběhu napájení?<text:span text:style-name="T40">Napájení</text:span> <text:span text:style-name="T40">procesoru</text:span></text:p>
      <text:p text:style-name="P15">Napájení MCU ve VS. <text:span text:style-name="T40">Blokování</text:span> napájení, použití blokovacích kondenzátorů a filtračních tlumivek. Důvody rozdělení napájení MCU na analogovou část napájení AV<text:span text:style-name="T33">DD</text:span> a číslicovou část DV<text:span text:style-name="T33">DD</text:span>, pojmy „analogová zem“ AV<text:span text:style-name="T33">SS</text:span> , „číslicová zem“ DV<text:span text:style-name="T33">SS</text:span>. Proč se v systémech s převodníky A/D používá oddělení napájení. Kde se propojí vývody AV<text:span text:style-name="T33">SS</text:span> a DV<text:span text:style-name="T33">SS</text:span> (např. Ve VS s STM32 ? (nápověda – vně pouzdra – v těsné blízkosti, v jednom budu, do kterého se pak nezávislým vodičem přivádí „zem“ měřeného napěťového signálu).</text:p>
      <text:p text:style-name="P15">Vysvětlete, proč tyto „země“ tedy nepropojí přímo na čipu výrobce? Vysvětlete působení impedance (především indukčnostní složky) rozvodu „zemí“ na <text:span text:style-name="T40">rušení</text:span> v obvodech VS s MCU. Proč se pro snížení rušení může vkládat tlumivky do rozvodu kladného napájení (V<text:span text:style-name="T33">DD</text:span> ), nikdy však se nesmí vkládat do rozvodu V<text:span text:style-name="T33">SS</text:span> (rozvod „zemí“ - GND). ( Nápověda – GND slouží i jako zpětná cesta signálu.</text:p>
      <text:p text:style-name="P15">Co je podmínkou možnosti použití tlumivky v rozvodu napájení MCU (nápověda – použití blokovacích kondenzátorů přímo u MCU). Může se použít tlumivka v přívodu napájení V<text:span text:style-name="T33">DD </text:span>k MCU, aniž by byl použit vhodný blokovací kondenzátor přímo u MCU? K čemu by došlo, pokud by se použilo toto řešení? Jak se volí kapacita blokovacích kondenzátorů, z čeho se vychází při určení vhodné kapacity?</text:p>
      <text:p text:style-name="P15">Je proudový odběr MCU konstantní nebo impulsní? Jak je vhodné přivádět napájení do integrovaného obvodu na desce? Je vhodnější, aby rozvod napájení tvořil smyčku s velkou nebo malou aktivní plochou?</text:p>
      <text:p text:style-name="P23"><text:line-break/>Hodinové signály v mikropocesoru</text:p>
      <text:p text:style-name="P15">Generátory hodinového signálu ve vestavných systémech s mikrořadiči, základní zapojení oscilátoru s krystalem v technologii CMOS,</text:p>
      <text:p text:style-name="P15">Oscilátor s krystalem kmitajícím na základní a na třetí harmonické, jaký je rozdíl? Pojem „krystal“ a „krystalový oscilátor“. Jaké frekvence oscilátoru s krystalem s v mikrořadiči obvykle používají?</text:p>
      <text:p text:style-name="P21"><text:span text:style-name="T45">Je možno budit mikrořadič vnějším hodinovým signálem, jaké je uspořádání, jaký je význam tohoto řešení. Generátor hodinového signálu typu RC, jeho vlastnosti, výhody a nevýhody oproti oscilátoru s krystalem. Obvod fázového závěsu v bloku generace hodinového signálu, uspořádání, princip funkce. Jak nastavením generátoru hodinového signálu v mikrořadiči může ovlivnit jeho proudový odběr?</text:span></text:p>
      <text:p text:style-name="P15"><text:soft-page-break/>Zdroje <text:span text:style-name="T40">hodinového</text:span> signálu, základní schéma oscilátoru s <text:span text:style-name="T40">krystalem</text:span> pro MCU, způsoby vyvedení hodinového signálu, vstup externího hodinového signálu, pojem externí a interní <text:span text:style-name="T40">oscilátor</text:span>. Bloky <text:span text:style-name="T40">PLL</text:span> pro generaci hodinového signálu v MCU.</text:p>
      <text:p text:style-name="P15">Jak se v MCU s krystalem 8 MHz může generovat vnitřní hodinový signál o frekvenci 72 MHz? Nakreslete blokové schéma obvodu PLL a vysvětlete jeho funkci. Je možno (např. v STM32) s využitím bloku PLL, oscilátoru s krystalem 8 MHz generovat hodinový signál o frekvenci 12 MHz, vysvětlete.</text:p>
      <text:p text:style-name="P15">Způsoby ovlivnění (snižování) proudového odběru V<text:span text:style-name="T33">S</text:span> s MCU. Uveďte možnosti a způsoby snížení proudového odběru VS s MCU STM32. Jak se nevhodným programem může zbytečně zvyšovat proudový odběr STM32F. Jak ovlivňuje proudový odběr v STM32 volba frekvence hodinového signálu pro CPU, sběrnice a periferní obvody?<text:line-break/></text:p>
      <text:p text:style-name="P23">Blok hodin reálného času RTC</text:p>
      <text:p text:style-name="P15">Bloky <text:span text:style-name="T40">RTC</text:span> (real time clock) - blok hodin reálného času, uspořádání, funkce použití, spolupráce s MCU v nízko- energetických módech, pojem <text:span text:style-name="T40">probuzení</text:span> „wake – up“ , „auto wake“.</text:p>
      <text:p text:style-name="P15">Navrhněte a vysvětlete způsob využití RTC ve vestavěném systému s bateriovým napájením pro dlouhodobý monitoring teploty s minimalizací spotřeby.</text:p>
      <text:p text:style-name="P15">Vysvětlete, jak je asi řešena funkce mobilního telefon (spíše starší typy bez Android a SDRAM), který zachovává reálný čas a možnost buzení i při jeho „vypnutí“. (Poznámka – můžete vyzkoušet, zda náhodou nefunguje i ve Vašem moderním mob. telefonu nebo tabletu.)</text:p>
      <text:p text:style-name="P15">Jaká frekvence krystalu se typicky používá pro oscilátor v RTC? Proč se v RTC využívají krystaly o frekvenci <text:span text:style-name="T40">32 768 Hz </text:span>a ne např. 4, 196 MHz? RC oscilátor v MCU – kde se obvykle používá – na čipu, nebo externě?<text:line-break/></text:p>
      <text:p text:style-name="P24">Čítačové jednotky v mikrořadičích </text:p>
      <text:p text:style-name="P18">Generace signálu PWM, vícekanálová generace PWM se zarovnáním na hranu (kraj) a se zarovnáním na střed, (proč se využívá při vícekanálové generaci PWM také režim se zarovnáním na střed, důvody, vysvětlení.</text:p>
      <text:p text:style-name="P15"><text:span text:style-name="T40">Čítačové jednotky</text:span> (ČJ) v MCU (microcontroller) , funkce, způsoby čítání (nahoru, dolu, se zarovnáním na střed) použití, kvadraturní signál, tvar, význam, použití a jeho zpracování v ČJ, funkce ČJ v režimech „<text:span text:style-name="T40">input capture“, output compare</text:span>, spolupráce čítačů s CPU s využitím přerušení.</text:p>
      <text:p text:style-name="P15"><text:span text:style-name="T40">Generování</text:span> časově přesného impulsního signálu s využitím jednotky „output compare“. Měření časových parametrů impulsního signálu využitím jednotky „input capture“.</text:p>
      <text:p text:style-name="P22">Navrhněte způsob přesného <text:span text:style-name="T40">měření střídy</text:span> signálu PWM z teplotního senzoru využitím jednotky „input capture“.<text:line-break/></text:p>
      <text:p text:style-name="P23"><text:soft-page-break/>Vstupy a výstupy , bloky komunikace s obsluhou ve vest. systému (VS) , klávesnice a zobrazovače</text:p>
      <text:p text:style-name="P15">Připojení ovládacích prvků VS – připojení <text:span text:style-name="T40">tlačítek</text:span>, maticové <text:span text:style-name="T40">klávesnice</text:span>, způsoby <text:span text:style-name="T40">dynamického</text:span> čtení. Připojení tlačítek s generací přerušení.</text:p>
      <text:p text:style-name="P12">Připojení vstupů pomocí paralelně – sériového <text:span text:style-name="T40">posuvného</text:span> <text:span text:style-name="T40">registru</text:span>, připojení výstupů pomocí sériově – paralelního posuvného registru.</text:p>
      <text:p text:style-name="P12"><text:span text:style-name="T40">Segmentové</text:span> <text:span text:style-name="T40">zobrazovače</text:span> s LED, připojení zobrazovačů pomocí posuvného registru, dynamicky řízený segmentový zobrazovač, dynamický řízený maticový zobrazovač.</text:p>
      <text:p text:style-name="P12">Nakreslete uspořádání indikační jednotky s 16 LED připojené k STM32 pomocí dvou sério-paralelních posuvných registrů, pokud jsou pro to k dispozici pouze <text:span text:style-name="T40">tři</text:span> výstupní <text:span text:style-name="T40">piny</text:span> procesoru.</text:p>
      <text:p text:style-name="P12">K čemu je výhodná přítomnost <text:span text:style-name="T40">záchytného</text:span> <text:span text:style-name="T40">registru</text:span> na výstupu <text:span text:style-name="T40">sério</text:span> <text:span text:style-name="T40">–</text:span> <text:span text:style-name="T40">paralelního</text:span> <text:span text:style-name="T40">posuvného</text:span> <text:span text:style-name="T40">registru</text:span> 74HC595, který by se využíval jako doplňková výstupní brána k STM32? V čem je tento obvod výhodnější z hlediska aplikace a tvorby programu pro STM32 oproti posuvnému registru 74HC164?</text:p>
      <text:p text:style-name="P12">Je nějaké omezení pro kaskádní řazení registrů 74HC595, příp. 74HC164, použitých v zobrazovací jednotce. Jsou u obvodu 74HC595 a u obvodu 74HC164 prostředky pro jejich kaskádní řazení? Bylo by možno pomocí posuvných registrů 74HC595 ovládat zobrazovací jednotku se 40 LED?<text:line-break/></text:p>
      <text:p text:style-name="P23">Galvanicky oddělené vstupy a výstupy s optrony</text:p>
      <text:p text:style-name="P12">Připojení výstupu ve VS s <text:span text:style-name="T40">galvanickým</text:span> <text:span text:style-name="T40">oddělením</text:span> – <text:s/>s <text:span text:style-name="T40">optronem</text:span>, vstup do VS s galvanickým oddělením optronem. Proč se v některých případech používá galvanicky oddělený vstup, případně výstup?</text:p>
      <text:p text:style-name="P12">Nakreslete <text:span text:style-name="T40">schéma</text:span> galvanicky odděleného jednobitového výstupu z VS s STM3F100 s využitím optonu CNY17 (infra dioda a fototranzistror), u nějž předpokládejte proudový přenosový poměr CTR 40 % , napětí v předním směru na infra diodě <text:span text:style-name="T40">U</text:span><text:span text:style-name="T34">F</text:span><text:span text:style-name="T40"> = 1,5 V</text:span>. Potřebný proud <text:span text:style-name="T40">I</text:span><text:span text:style-name="T34">CE</text:span> fototranzistorem předpokládejte do 1 mA. Určete parametry prvků.<text:line-break/></text:p>
      <text:p text:style-name="P23">Polovodičové paměti a spolupráce s nimi</text:p>
      <text:p text:style-name="P12"><text:span text:style-name="T40">Paměti</text:span> RWM, ROM, SRAM, DRAM, EPROM, FLASH – typu NOR, NAND, struktura buňky CMOS SRAM, paměťová buňky FLASH (typu NOR) pojem paměťová matice, stránka. <text:span text:style-name="T40">Signály</text:span> pamětí SRAM, FLASH (s paralelním rozhraním), <text:span text:style-name="T40">cyklus</text:span> čtení a zápisu SRAM (<text:span text:style-name="T40">grafické</text:span> znázornění).</text:p>
      <text:p text:style-name="P12">Jakým způsobem se u pamětí FLASH NAND používaných např. v paměťových kartách, dosahuje <text:span text:style-name="T40">vysokých</text:span> <text:span text:style-name="T40">rychlostí</text:span> čtení (přenosových rychlostí 10 – 30 Mbyte/ sec a výše), když vlastní proces čtení jednotlivé paměťové buňky je podstatně pomalejší, než by odpovídalo periodě přenosu jednotlivých Byte)?</text:p>
      <text:p text:style-name="P12"><text:soft-page-break/>Vysvětlete principy a použití režimu čtení a zápisu <text:span text:style-name="T40">stránky</text:span> (page mode) u pamětí. Které paměti odpovídají pojmu „<text:span text:style-name="T40">non</text:span> <text:span text:style-name="T40">volatile</text:span> <text:span text:style-name="T40">memory</text:span>“ (paměti, které si podrží obsah i po odpojení vnějšího napájení).</text:p>
      <text:p text:style-name="P23"><text:line-break/>Externí sběrnice a řídicí signály procesoru</text:p>
      <text:p text:style-name="P12">Sběrnice procesoru, základní signály, funkce použití, základní časový diagram komunikace CPU se sběrnicí při přenosu dat z (a do) externí paměti.</text:p>
      <text:p text:style-name="P12">Nakreslete <text:span text:style-name="T40">průběhy</text:span> <text:span text:style-name="T40">signálů</text:span> sběrnice procesoru při zápisu dat a vysvětlete.</text:p>
      <text:p text:style-name="P23"><text:line-break/>Rozhraní SPI a IIC Bus</text:p>
      <text:p text:style-name="P12">Rozhraní <text:span text:style-name="T40">IIC</text:span> (<text:span text:style-name="T40">I2C</text:span>) bus, <text:span text:style-name="T40">rozhraní</text:span> <text:span text:style-name="T40">SPI</text:span>, uspořádání, funkce, způsob přenosu informace. Jaké přenosové <text:span text:style-name="T40">rychlosti</text:span> (Byte/sec) je asi možno dosáhnou s využitím rozhraní IIC a SPI? Které z obou rozhraní je vhodné pro vyšší rychlosti přenosu. Jaké jsou výhody rozhraní IIC Bus oproti SPI? Které z obou rozhraní je vhodné pro spolupráci s posuvným registrem?</text:p>
      <text:p text:style-name="P23"><text:line-break/>Návrh spolehlivého VS odolného proti rušením a výpadkům</text:p>
      <text:p text:style-name="P15">Vysvětlete zásady návrhu <text:span text:style-name="T40">spolehlivého</text:span> VS (např. s STM32Fxx) s využitím technických a programových prostředků s ohledem na výskyty na občasného impulsního rušení, způsobujícího <text:span text:style-name="T40">krátkodobé</text:span> <text:span text:style-name="T40">výpadky</text:span> činnosti CPU, s ohledem na krátkodobé výpadky napájení a další rušivé vlivy. Jak se zajistí, aby se CPU, MCU ve VS i po krátkodobé chybě (např. výpadku napájení) mohl vrátit ke správné činnosti bez potřeby zásahu obsluhy.</text:p>
      <text:p text:style-name="P15">(Využití POR, BOR, RESET, RTC, watch dog, zálohování napájení externí CMOS SRAM a příslušných oblastí vnitřní SRAM a registrů, využití vhodných blokovacích kondenzátorů na výstupu regulátoru napětí pro zajištění energie pro nezbytnou záchrannou akci (uložení kritických informací potřebných pro opětovný běh programu) před „uspáním“ procesoru. ).</text:p>
      <text:p text:style-name="P23"><text:line-break/>Příklady úkolů návrhu vestavných systémů s mikroprocesorem</text:p>
      <text:p text:style-name="P15">Navrhněte VS s STM32Fxx pro ovládání <text:span text:style-name="T40">maticového</text:span> <text:span text:style-name="T40">zobrazovače</text:span> s LED umístěnými v matici 80 sloupců a 8 řádek, který bude zobrazovat připravené <text:span text:style-name="T42">texty</text:span> hlášení, čas a teplotu. Navrhněte způsob uživatelského ukládání textů zobrazovaných zpráv (? využití vnitřní pamětí FLASH, rozhraní RS232 a UART). Co se musí doplnit do VS, aby informační panel byl schopen kdykoliv po zapnutí napájení zobrazovat správnou časovou informaci? Nakreslete možné obvodové řešení celého systému.</text:p>
      <text:p text:style-name="P15">Navrhněte vestavný systém <text:span text:style-name="T40">počítání</text:span> <text:span text:style-name="T40">návštěvníků</text:span> <text:span text:style-name="T40">výstavy</text:span>. Předpokládá se samostatný vstup (jednosměrný) a samostatný výstup (jednosměrný). Bude se zobrazovat aktuální počet návštěvníků na výstavě a celkový výpočet návštěvníků od rána daného dne. (Nápověda- pro snímání příchodu a odchodu se inspirujte úlohou z lab. cvičení NVS, dále blok RTC, a 7- segmentový nebo maticový zobrazovač,..)</text:p>
      <text:p text:style-name="P15"><text:soft-page-break/>Navrhněte VS s STM32 <text:span text:style-name="T40">pro dohled nad provozem vozidla</text:span>, který bude zobrazovat rychlost jízdy, čas, ujetou dráhu, maximální rychlost v daném dni, dobu jízdy a dobu bezpečnostních přestávek. Zobrazení se předpokládá s využitím LCD. Informace o otáčení kol se bude získávat ze snímače s výstupem kvadraturního signálu. Systém bude vnitřní paměti zaznamenávat porušení přednastavených podmínek provozu. Navrhněte uspořádání, připojení ovládacích prvků, využití vnitřních bloků MCU.</text:p>
      <text:p text:style-name="P15">Navrhněte kompaktní VS pro dohledový – <text:span text:style-name="T40">monitorovací systém přepravy mražených potravin</text:span> (případně též: <text:span text:style-name="T40">chlazených léků, krevních derivátů, vakcín</text:span>). Systém bude s bateriovým napájením a bude monitorovat dodržování předepsaného teplotního režim hluboce mražených potravin – tedy kolísání teploty a především, zda nedošlo ke zvýšení teploty nad povolenou hodnotu. Do paměti se bude ukládat čas a způsoby případného porušení režimu. ( nápověda, blok měření teploty, jako ve cvičeních NVS, blok RTC. Zálohované napájení,..)</text:p>
      <text:p text:style-name="P15">Navrhněte VS pro <text:span text:style-name="T40">řízení</text:span> <text:span text:style-name="T40">elektrického</text:span> <text:span text:style-name="T40">vytápění</text:span> (temperování prostoru s ochranou proti zamrznutí vody v rozvodech v sezónně občas používaném rekreačním objektu) prostoru se stálým napájením a připojením na telefon (GSM modem) s využitím obvodu UART. Systém bude současně s využitím optické závory kontrolovat zavření dveří a vyhodnocovat případný průchod osoby vymezeným prostorem. Systém musí i při výpadku napájení zajistit monitorování teplotního režimu a dohledu. Pokud by došlo k mezním stavům, např. k poklesu teploty a současně výpadku napájení, musí zajistit přenos zprávy UART -em na GSM modem. (GSM modem chápejte jako blok s nímž se komunikuje pomocí UART a tzv AT příkazů (viz předmět doc. Nováka). Systém bude mít lokální indikaci stavu s využitím LCD a 4 ovládacích tlačítek. Systém bude mít kompletní zálohované napájení s využitím samostatného akumulátoru s napětím 6 V), jehož napětí bude také STM32 (odporový dělič) monitorovat. V případě poklesu napětí akumulátoru bude také pomocí GSM signalizovat chybu. Při výpadku napájení a následném provozu na akumulátor se musí snížit odběr celého VS.</text:p>
      <text:p text:style-name="P20">Navrhněte VS pro <text:span text:style-name="T40">řízení</text:span> <text:span text:style-name="T40">osvětlení</text:span> <text:span text:style-name="T40">prostoru</text:span> s využitím osvětlovače s bílými LED (buzení – PWM) na základě aktuálního světlení. K dispozici jsou fototranzistrory, např. PT204. Systém má zajistit konstantní osvětlení malého prostoru, nezávislé na denní době a atmosférických podmínkách ( poloha slunce, mraky, noc,..). Žádaná velikost osvětlení se nastaví otočným prvkem, např. potenciometrickým trimrem, nebo pomocí tlačítek. </text:p>
      <text:p text:style-name="P20">Navrhněte VS pro řídicí jednotku <text:span text:style-name="T40">regulace</text:span> <text:span text:style-name="T40">elektrického</text:span> <text:span text:style-name="T40">topení</text:span> <text:span text:style-name="T40">v</text:span> <text:span text:style-name="T40">místnosti</text:span>. Ovládání topení bude pomocí relé. Využijte STM32F100. Jednotka bude mít indikaci pomocí dvou sedmisegmentových zobrazovačů s LED a nastavení bude pomocí tří tlačítek. Jednotka umožní nastavení teploty na režim pracovního dne a svátku a různým profilem teploty – den, noc. Nakreslete obvodové řešení, připojení prvků k STM32F100. Jak by se řešilo dálkové nastavení parametrů jednotky, a dálkový monitoring aktuální teploty, pokud by byl k dispozici GSM modem komunikující pomocí AT příkazů (viz předmět doc. Novák) s využitím sériového rozhraní v STM32 (UART)?</text:p>
      <text:p text:style-name="P15"/>
      <text:p text:style-name="P27">(Předpokládá se využití znalostí z výuky tohoto předmětu a základních předmětů ČVUT – FEL)</text:p>
      <text:p text:style-name="P15">Ke zkoušce se předpokládají znalosti <text:span text:style-name="T40">v</text:span> <text:span text:style-name="T40">rozsahu</text:span> aktuální výuky v rámci přednášek, laboratorních cvičení B4B38NVS a požadované domácí přípravy ke všem úlohám.</text:p>
      <text:p text:style-name="P25">Rozsah - dle odpřednášené a odcvičené látky.</text:p>
      <text:p text:style-name="P15"><text:span text:style-name="T40">CPU</text:span> – central processor unit – míní se vlastní jádro procesoru</text:p>
      <text:p text:style-name="P15"><text:span text:style-name="T40">MCU</text:span> – microcontroller unit – míní se jednočipový mikropočítač- mikrořadič obsahující vlastní procesorové jádru CPU doplněné pamětmi a řídicími, komunikačními a periferními obvody.</text:p>
      <text:p text:style-name="P15"><text:span text:style-name="T40">VS</text:span> – vestavěný systém</text:p>
      <text:p text:style-name="P15"><text:span text:style-name="T40">Poznámka</text:span>: Studium samostatných přednáškových materiálů v PDF uložených na WWW stránkách předmětu (bez znalosti dalších komentářů a výkladu prezentovaného na přednáškách nepostačuje) neposkytuje plný přehled o problematice. Prosté nakreslení obrázku do zkouškového testu bez vysvětlení a znalosti podstaty věci a souvislostí není plnou správnou odpovědí.</text:p>
      <text:p text:style-name="P15"><text:span text:style-name="T40">Okruhy 2020 vycházejí z verze pro r. 2019 </text:span>(dostupné celý semestr na Moodle). Pro r. 2020 jsou pouze drobné změny, malé doplňky otázek, případně zrušení nebo zkrácení otázek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07:42:03.873611641</meta:creation-date>
    <dc:date>2021-01-12T15:19:51.220437831</dc:date>
    <meta:editing-duration>PT6H2M3S</meta:editing-duration>
    <meta:editing-cycles>185</meta:editing-cycles>
    <meta:generator>LibreOffice/6.4.6.2$Linux_X86_64 LibreOffice_project/40$Build-2</meta:generator>
    <meta:document-statistic meta:table-count="0" meta:image-count="0" meta:object-count="0" meta:page-count="15" meta:paragraph-count="182" meta:word-count="5910" meta:character-count="39374" meta:non-whitespace-character-count="33156"/>
  </office:meta>
</office:document-meta>
</file>